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_5f__28_vervolg_29_" style:display-name="1._Migratie_voorbereiden_(vervolg)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1_._5f_Migratie_5f_voorbereiden_5f__28_vervolg_29_.A" style:display-name="1._Migratie_voorbereiden_(vervolg).A" style:family="table-column">
      <style:table-column-properties style:column-width="0.621cm"/>
    </style:style>
    <style:style style:name="_31_._5f_Migratie_5f_voorbereiden_5f__28_vervolg_29_.B" style:display-name="1._Migratie_voorbereiden_(vervolg).B" style:family="table-column">
      <style:table-column-properties style:column-width="24.382cm"/>
    </style:style>
    <style:style style:name="_31_._5f_Migratie_5f_voorbereiden_5f__28_vervolg_29_.1" style:display-name="1._Migratie_voorbereiden_(vervolg).1" style:family="table-row">
      <style:table-row-properties fo:background-color="transparent">
        <style:background-image/>
      </style:table-row-properties>
    </style:style>
    <style:style style:name="_31_._5f_Migratie_5f_voorbereiden_5f__28_vervolg_29_.A1" style:display-name="1._Migratie_voorbereiden_(vervolg).A1" style:family="table-cell">
      <style:table-cell-properties fo:padding="0.019cm" fo:border="none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P2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80db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92af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d7b00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0339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d7b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227f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0bb1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5ef5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2277c8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d7f5d" style:font-size-asian="10.5pt" style:font-size-complex="10.5pt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e0bb1" style:font-size-asian="10.5pt" style:font-size-complex="10.5pt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nl" fo:country="NL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Standard">
      <style:text-properties fo:color="#000000" loext:opacity="100%" style:font-name="Liberation Sans" fo:font-size="12pt" fo:language="nl" fo:country="NL" fo:font-style="normal" fo:font-weight="normal" officeooo:paragraph-rsid="01a57d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1124234" officeooo:paragraph-rsid="01124234" style:font-size-asian="12pt" style:font-weight-asian="normal" style:font-size-complex="12pt" style:font-weight-complex="normal"/>
    </style:style>
    <style:style style:name="P21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2277c8b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1bc32b8" style:font-size-asian="12pt" style:font-size-complex="12pt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63ad1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80db6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92af6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>
      <style:text-properties style:font-name="Liberation Sans" fo:font-size="12pt" style:font-size-asian="12pt" style:font-size-complex="12pt"/>
    </style:style>
    <style:style style:name="P27" style:family="paragraph" style:parent-style-name="Standard">
      <style:paragraph-properties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28" style:family="paragraph" style:parent-style-name="Standard">
      <style:paragraph-properties style:snap-to-layout-grid="false"/>
      <style:text-properties style:font-name="Liberation Sans" fo:font-size="12pt" style:font-size-asian="12pt" style:font-size-complex="12pt"/>
    </style:style>
    <style:style style:name="P29" style:family="paragraph" style:parent-style-name="Standard">
      <style:paragraph-properties style:snap-to-layout-grid="false"/>
      <style:text-properties style:font-name="Liberation Sans" fo:font-size="12pt" officeooo:paragraph-rsid="01b374ec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1b63ad1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1bc32b8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103e699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1be4eb0" style:font-size-asian="12pt" style:font-size-complex="12pt"/>
    </style:style>
    <style:style style:name="P34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3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style:font-size-asian="12pt" style:font-size-complex="12pt"/>
    </style:style>
    <style:style style:name="P3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06719c" style:font-size-asian="12pt" style:font-size-complex="12pt"/>
    </style:style>
    <style:style style:name="P3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170d3c" style:font-size-asian="12pt" style:font-size-complex="12pt"/>
    </style:style>
    <style:style style:name="P3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b1d963" style:font-size-asian="12pt" style:font-size-complex="12pt"/>
    </style:style>
    <style:style style:name="P3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70d3c" officeooo:paragraph-rsid="01170d3c" style:font-size-asian="12pt" style:font-size-complex="12pt"/>
    </style:style>
    <style:style style:name="P4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8594f" officeooo:paragraph-rsid="013f2347" style:font-size-asian="12pt" style:font-size-complex="12pt"/>
    </style:style>
    <style:style style:name="P4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a0666e" officeooo:paragraph-rsid="013f2347" style:font-size-asian="12pt" style:font-size-complex="12pt"/>
    </style:style>
    <style:style style:name="P4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94786a" officeooo:paragraph-rsid="013f2347" style:font-size-asian="12pt" style:font-size-complex="12pt"/>
    </style:style>
    <style:style style:name="P4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3a783" officeooo:paragraph-rsid="013f2347" style:font-size-asian="12pt" style:font-size-complex="12pt"/>
    </style:style>
    <style:style style:name="P44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officeooo:rsid="013dab0d" officeooo:paragraph-rsid="013dab0d" style:font-size-asian="12pt" style:font-size-complex="12pt"/>
    </style:style>
    <style:style style:name="P4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b0886" officeooo:paragraph-rsid="013f2347" style:font-size-asian="12pt" style:font-size-complex="12pt"/>
    </style:style>
    <style:style style:name="P4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nl" fo:country="NL" officeooo:paragraph-rsid="01b63ad1" style:font-size-asian="12pt" style:language-asian="nl" style:country-asian="N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7" style:family="paragraph" style:parent-style-name="Standard">
      <style:paragraph-properties style:snap-to-layout-grid="false"/>
      <style:text-properties style:font-name="Liberation Sans" fo:font-size="12pt" fo:language="nl" fo:country="NL" officeooo:paragraph-rsid="00a7a2ad" style:font-size-asian="12pt" style:font-size-complex="12pt"/>
    </style:style>
    <style:style style:name="P48" style:family="paragraph" style:parent-style-name="Standard">
      <style:paragraph-properties style:snap-to-layout-grid="false"/>
      <style:text-properties style:font-name="Liberation Sans" fo:font-size="12pt" fo:language="nl" fo:country="NL" officeooo:paragraph-rsid="00172dcf" style:font-size-asian="12pt" style:font-size-complex="12pt"/>
    </style:style>
    <style:style style:name="P49" style:family="paragraph" style:parent-style-name="Standard">
      <style:paragraph-properties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50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51" style:family="paragraph" style:parent-style-name="Standard">
      <style:paragraph-properties style:snap-to-layout-grid="false"/>
      <style:text-properties style:font-name="Liberation Sans" fo:font-size="12pt" fo:language="nl" fo:country="NL" fo:font-weight="normal" officeooo:rsid="00172dcf" officeooo:paragraph-rsid="00a7a2ad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style:snap-to-layout-grid="false"/>
      <style:text-properties style:font-name="Liberation Sans" fo:font-size="12pt" fo:font-weight="bold" officeooo:paragraph-rsid="01b374ec" style:font-size-asian="12pt" style:font-weight-asian="bold" style:font-size-complex="12pt" style:font-weight-complex="bold"/>
    </style:style>
    <style:style style:name="P53" style:family="paragraph" style:parent-style-name="Standard">
      <style:text-properties officeooo:paragraph-rsid="01b63ad1"/>
    </style:style>
    <style:style style:name="P54" style:family="paragraph" style:parent-style-name="Standard">
      <style:text-properties officeooo:paragraph-rsid="01bc32b8"/>
    </style:style>
    <style:style style:name="P55" style:family="paragraph" style:parent-style-name="Standard">
      <style:text-properties officeooo:paragraph-rsid="01be4eb0"/>
    </style:style>
    <style:style style:name="P56" style:family="paragraph" style:parent-style-name="Standard">
      <style:text-properties officeooo:paragraph-rsid="01c0339d"/>
    </style:style>
    <style:style style:name="P57" style:family="paragraph" style:parent-style-name="Footnote">
      <style:text-properties officeooo:paragraph-rsid="0f92b562"/>
    </style:style>
    <style:style style:name="P58" style:family="paragraph" style:parent-style-name="Footnote">
      <style:text-properties officeooo:paragraph-rsid="0204854e"/>
    </style:style>
    <style:style style:name="P59" style:family="paragraph" style:parent-style-name="Footnote">
      <style:text-properties officeooo:paragraph-rsid="02060474"/>
    </style:style>
    <style:style style:name="P60" style:family="paragraph" style:parent-style-name="Footnote">
      <style:text-properties officeooo:paragraph-rsid="022d0989"/>
    </style:style>
    <style:style style:name="P61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officeooo:paragraph-rsid="01a0b64c"/>
    </style:style>
    <style:style style:name="P6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1e3b86a"/>
    </style:style>
    <style:style style:name="P63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9254a3"/>
    </style:style>
    <style:style style:name="P64" style:family="paragraph" style:parent-style-name="Standard" style:list-style-name="L1">
      <style:paragraph-properties fo:break-before="page"/>
      <style:text-properties officeooo:paragraph-rsid="01e3b86a"/>
    </style:style>
    <style:style style:name="P65" style:family="paragraph" style:parent-style-name="Standard" style:list-style-name="L1">
      <style:text-properties officeooo:paragraph-rsid="01fe3c46"/>
    </style:style>
    <style:style style:name="P6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font-weight="bold" officeooo:paragraph-rsid="00ec6511" style:font-size-asian="12pt" style:font-weight-asian="bold" style:font-size-complex="12pt" style:font-weight-complex="bold"/>
    </style:style>
    <style:style style:name="P6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75b6b8" style:font-size-asian="10.5pt" style:font-size-complex="10.5pt"/>
    </style:style>
    <style:style style:name="P68" style:family="paragraph" style:parent-style-name="Standard" style:list-style-name="L2">
      <style:text-properties officeooo:paragraph-rsid="006ea368"/>
    </style:style>
    <style:style style:name="P69" style:family="paragraph" style:parent-style-name="Standard" style:list-style-name="L2">
      <style:text-properties officeooo:paragraph-rsid="01d1c20a"/>
    </style:style>
    <style:style style:name="P7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29e33b"/>
    </style:style>
    <style:style style:name="P7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2ef459"/>
    </style:style>
    <style:style style:name="P7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font-style="italic" officeooo:paragraph-rsid="01e3b86a" style:font-style-asian="italic" style:font-style-complex="italic"/>
    </style:style>
    <style:style style:name="P7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4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language="nl" fo:country="NL" officeooo:rsid="014ea810" style:language-asian="nl" style:country-asian="NL"/>
    </style:style>
    <style:style style:name="T3" style:family="text">
      <style:text-properties fo:color="#000000" loext:opacity="100%" style:text-line-through-style="none" style:text-line-through-type="none" style:font-name="Ubuntu1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4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3aa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45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4939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d3db2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e1d6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e974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92eb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2ab5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7df2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9236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a56a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00bba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5a7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8e25c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abd8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31ef4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321e3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e3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e8d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d7b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907b8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19c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af24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e426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00e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05b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259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3d0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552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ae7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1690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d10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2a33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2ab5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6a787" fo:background-color="transparent" loext:char-shading-value="0" style:font-name-asian="Arial" style:font-size-asian="12pt" style:language-asian="nl" style:country-asian="NL" style:font-style-asian="normal" style:font-weight-asian="normal" style:font-name-complex="Arial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8667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c40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2ae71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3abb2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5ed8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5dd0e8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d3db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3066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4dc4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af244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b00ed1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244f1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2ef899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4f961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907b8c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e3c4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194e22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e5d7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7acaae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fe7fc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cd201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42511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688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6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97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1" style:font-size-complex="10pt" style:language-complex="nl" style:country-complex="N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1" style:font-size-complex="10pt" style:language-complex="nl" style:country-complex="N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20485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207e3e4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102291f9" style:font-size-asian="10pt" style:font-style-asian="normal" style:font-weight-asian="normal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1657261" style:font-size-asian="10pt" style:font-style-asian="normal" style:font-weight-asian="normal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201e6cb" style:font-size-asian="10pt" style:font-style-asian="normal" style:font-weight-asian="normal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235f8fb" style:font-size-asian="10pt" style:font-style-asian="normal" style:font-weight-asian="normal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fo:language="nl" fo:country="NL" fo:font-style="normal" style:text-underline-style="none" officeooo:rsid="0042511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20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e4d1b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2ae71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5636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d2a8a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9f467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b79c1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3711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67e7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b7f2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91218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acdb5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1" style:family="text">
      <style:text-properties fo:color="#000000" loext:opacity="100%" fo:language="nl" fo:country="NL" fo:font-style="italic" fo:font-weight="normal" officeooo:rsid="01cd201b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32" style:family="text">
      <style:text-properties fo:color="#000000" loext:opacity="100%" fo:language="nl" fo:country="NL" fo:font-style="italic" fo:font-weight="normal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33" style:family="text">
      <style:text-properties fo:color="#000000" loext:opacity="100%" fo:language="nl" fo:country="NL" fo:font-style="italic" fo:font-weight="normal" officeooo:rsid="02169fcb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34" style:family="text">
      <style:text-properties fo:color="#000000" loext:opacity="100%" fo:language="nl" fo:country="NL" fo:font-style="italic" fo:font-weight="normal" officeooo:rsid="021bc239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35" style:family="text">
      <style:text-properties fo:color="#000000" loext:opacity="100%" fo:language="nl" fo:country="NL" fo:font-style="italic" fo:font-weight="normal" officeooo:rsid="021d0517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36" style:family="text">
      <style:text-properties fo:color="#000000" loext:opacity="100%" fo:language="nl" fo:country="NL" fo:font-style="normal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37" style:family="text">
      <style:text-properties fo:color="#000000" loext:opacity="100%" fo:language="nl" fo:country="NL" fo:font-style="normal" officeooo:rsid="01e3066c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38" style:family="text">
      <style:text-properties fo:color="#000000" loext:opacity="100%" fo:language="nl" fo:country="NL" fo:font-style="normal" officeooo:rsid="01e4dc48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39" style:family="text">
      <style:text-properties fo:color="#000000" loext:opacity="100%" fo:language="nl" fo:country="NL" fo:font-style="normal" fo:font-weight="normal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0" style:family="text">
      <style:text-properties fo:color="#000000" loext:opacity="100%" fo:language="nl" fo:country="NL" fo:font-style="normal" fo:font-weight="normal" officeooo:rsid="00195027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1" style:family="text">
      <style:text-properties fo:color="#000000" loext:opacity="100%" fo:language="nl" fo:country="NL" fo:font-style="normal" fo:font-weight="normal" officeooo:rsid="008e7d8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2" style:family="text">
      <style:text-properties fo:color="#000000" loext:opacity="100%" fo:language="nl" fo:country="NL" fo:font-style="normal" fo:font-weight="normal" officeooo:rsid="0156f53f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3" style:family="text">
      <style:text-properties fo:color="#000000" loext:opacity="100%" fo:language="nl" fo:country="NL" fo:font-style="normal" fo:font-weight="normal" officeooo:rsid="015a4fc2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4" style:family="text">
      <style:text-properties fo:color="#000000" loext:opacity="100%" fo:language="nl" fo:country="NL" fo:font-style="normal" fo:font-weight="normal" officeooo:rsid="01631fd6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5" style:family="text">
      <style:text-properties fo:color="#000000" loext:opacity="100%" fo:language="nl" fo:country="NL" fo:font-style="normal" fo:font-weight="normal" officeooo:rsid="021a208f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font-name="Liberation Sans" fo:font-size="12pt" fo:language="nl" fo:country="NL" fo:font-weight="normal" officeooo:rsid="00224e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font-name="Liberation Sans" fo:font-size="12pt" fo:language="nl" fo:country="NL" fo:font-weight="normal" officeooo:rsid="01e4dc4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fo:color="#000000" loext:opacity="100%" style:font-name="Liberation Sans" fo:font-size="12pt" fo:language="nl" fo:country="NL" fo:font-weight="normal" officeooo:rsid="01f6682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fo:color="#000000" loext:opacity="100%" style:font-name="Liberation Sans" fo:font-size="12pt" fo:language="nl" fo:country="NL" fo:font-weight="normal" officeooo:rsid="01d86674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1" style:family="text">
      <style:text-properties fo:color="#000000" loext:opacity="100%" style:font-name="Liberation Sans" fo:font-size="12pt" fo:language="nl" fo:country="NL" fo:font-weight="normal" officeooo:rsid="01dc40c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2" style:family="text">
      <style:text-properties fo:color="#000000" loext:opacity="100%" style:font-name="Liberation Sans" fo:font-size="12pt" fo:language="nl" fo:country="NL" fo:font-weight="normal" officeooo:rsid="01f66820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3" style:family="text">
      <style:text-properties fo:color="#000000" loext:opacity="100%" style:font-name="Liberation Sans" fo:font-size="12pt" fo:language="nl" fo:country="NL" fo:font-weight="normal" officeooo:rsid="02309867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4" style:family="text">
      <style:text-properties fo:color="#000000" loext:opacity="100%" style:font-name="Liberation Sans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nl" fo:country="NL" fo:font-style="normal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nl" fo:country="NL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nl" fo:country="NL" fo:font-style="normal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nl" fo:country="NL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nl" fo:country="NL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nl" fo:country="NL" fo:font-style="normal" fo:font-weight="normal" officeooo:rsid="018b454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3" style:family="text">
      <style:text-properties officeooo:rsid="014eeaf0"/>
    </style:style>
    <style:style style:name="T164" style:family="text">
      <style:text-properties officeooo:rsid="014ea810"/>
    </style:style>
    <style:style style:name="T165" style:family="text">
      <style:text-properties style:text-line-through-style="none" style:text-line-through-type="none" style:font-name="Liberation Sans" fo:font-size="12pt" style:text-underline-style="none" fo:font-weight="normal" officeooo:rsid="0be91597" style:font-name-asian="DejaVu Sans" style:font-weight-asian="normal" style:language-complex="nl" style:country-complex="NL" style:font-weight-complex="normal"/>
    </style:style>
    <style:style style:name="T166" style:family="text">
      <style:text-properties style:text-line-through-style="none" style:text-line-through-type="none" style:font-name="Liberation Sans" fo:font-size="12pt" style:text-underline-style="none" fo:font-weight="normal" officeooo:rsid="00bddfbe" style:font-name-asian="Ubuntu" style:font-weight-asian="normal" style:language-complex="nl" style:country-complex="NL" style:font-weight-complex="normal"/>
    </style:style>
    <style:style style:name="T167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5a11a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62cf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8d28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2" style:family="text">
      <style:text-properties fo:color="#808080" loext:opacity="100%" style:font-name="Liberation Sans" fo:font-size="12pt" fo:language="nl" fo:country="NL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83" style:family="text">
      <style:text-properties officeooo:rsid="00172dcf"/>
    </style:style>
    <style:style style:name="T184" style:family="text">
      <style:text-properties fo:font-weight="normal" officeooo:rsid="00172dcf" style:font-weight-asian="normal" style:font-weight-complex="normal"/>
    </style:style>
    <style:style style:name="T185" style:family="text">
      <style:text-properties officeooo:rsid="0119bd75"/>
    </style:style>
    <style:style style:name="T186" style:family="text">
      <style:text-properties style:font-name="Liberation Sans"/>
    </style:style>
    <style:style style:name="T187" style:family="text">
      <style:text-properties style:font-name="Liberation Sans" fo:font-size="12pt" style:font-size-asian="12pt" style:font-size-complex="12pt"/>
    </style:style>
    <style:style style:name="T188" style:family="text">
      <style:text-properties style:font-name="Liberation Sans" fo:font-size="12pt" officeooo:rsid="009c12e0" style:font-size-asian="12pt" style:font-size-complex="12pt"/>
    </style:style>
    <style:style style:name="T189" style:family="text">
      <style:text-properties style:font-name="Liberation Sans" fo:font-size="12pt" officeooo:rsid="00178133" style:font-size-asian="12pt" style:font-size-complex="12pt"/>
    </style:style>
    <style:style style:name="T190" style:family="text">
      <style:text-properties style:font-name="Liberation Sans" fo:font-size="12pt" officeooo:rsid="007ef2fc" style:font-size-asian="12pt" style:font-size-complex="12pt"/>
    </style:style>
    <style:style style:name="T191" style:family="text">
      <style:text-properties style:font-name="Liberation Sans" fo:font-size="12pt" style:text-underline-style="none" officeooo:rsid="009c12e0" style:font-size-asian="12pt" style:font-size-complex="12pt"/>
    </style:style>
    <style:style style:name="T192" style:family="text">
      <style:text-properties style:font-name="Liberation Sans" fo:font-size="10pt" style:font-size-asian="10pt" style:font-size-complex="10pt"/>
    </style:style>
    <style:style style:name="T193" style:family="text">
      <style:text-properties style:font-name="Liberation Sans" fo:font-size="10pt" officeooo:rsid="0203f598" style:font-size-asian="10pt" style:font-size-complex="10pt"/>
    </style:style>
    <style:style style:name="T194" style:family="text">
      <style:text-properties officeooo:rsid="007505e5"/>
    </style:style>
    <style:style style:name="T195" style:family="text">
      <style:text-properties officeooo:rsid="0013aa8e"/>
    </style:style>
    <style:style style:name="T196" style:family="text">
      <style:text-properties officeooo:rsid="007ef2fc"/>
    </style:style>
    <style:style style:name="T197" style:family="text">
      <style:text-properties officeooo:rsid="01e96954"/>
    </style:style>
    <style:style style:name="T198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0" style:family="text">
      <style:text-properties officeooo:rsid="04473353"/>
    </style:style>
    <style:style style:name="T201" style:family="text">
      <style:text-properties officeooo:rsid="0f95a7a0"/>
    </style:style>
    <style:style style:name="T202" style:family="text">
      <style:text-properties officeooo:rsid="0f8f58bd"/>
    </style:style>
    <style:style style:name="T203" style:family="text">
      <style:text-properties officeooo:rsid="0aace3cd"/>
    </style:style>
    <style:style style:name="T204" style:family="text">
      <style:text-properties style:font-name="Ubuntu1" fo:font-size="10pt" style:font-size-asian="10pt" style:font-size-complex="10pt"/>
    </style:style>
    <style:style style:name="T20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8" style:family="text">
      <style:text-properties officeooo:rsid="0203f598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1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style:font-name="OpenSymbol1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border="solid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Keuzevak 1" form:control-implementation="ooo:com.sun.star.form.component.CheckBox" xml:id="control105" form:id="control10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6" form:id="control10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7" form:id="control10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8" form:id="control10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9" form:id="control10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0" form:id="control1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1" form:id="control1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2" form:id="control1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3" form:id="control1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4" form:id="control1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5" form:id="control1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6" form:id="control1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7" form:id="control1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8" form:id="control1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9" form:id="control1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0" form:id="control1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1" form:id="control1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2" form:id="control1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3" form:id="control1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4" form:id="control1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5" form:id="control1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6" form:id="control1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7" form:id="control1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8" form:id="control1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9" form:id="control1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0" form:id="control1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1" form:id="control1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2" form:id="control1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3" form:id="control1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4" form:id="control1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5" form:id="control1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6" form:id="control1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7" form:id="control1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8" form:id="control1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9" form:id="control1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0" form:id="control1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1" form:id="control1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2" form:id="control1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3" form:id="control1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4" form:id="control1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5" form:id="control1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6" form:id="control1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7" form:id="control1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8" form:id="control1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9" form:id="control1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0" form:id="control1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1" form:id="control1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2" form:id="control1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3" form:id="control1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4" form:id="control1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5" form:id="control1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6" form:id="control1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2.04 LTS" text:name="Version"/>
      </text:user-field-decls>
      <text:p text:style-name="P61"><text:span text:style-name="Strong_20_Emphasis"><text:span text:style-name="T147">C</text:span></text:span><text:span text:style-name="Strong_20_Emphasis"><text:span text:style-name="T146">hecklist voor </text:span></text:span><text:span text:style-name="Strong_20_Emphasis"><text:span text:style-name="T147">het</text:span></text:span><text:span text:style-name="Strong_20_Emphasis"><text:span text:style-name="T146"> </text:span></text:span><text:span text:style-name="Strong_20_Emphasis"><text:span text:style-name="T148">overzetten</text:span></text:span><text:span text:style-name="Strong_20_Emphasis"><text:span text:style-name="T146"> van Windows naar </text:span></text:span><text:span text:style-name="Strong_20_Emphasis"><text:span text:style-name="T149">Linux (</text:span></text:span><text:span text:style-name="Strong_20_Emphasis"><text:span text:style-name="T150">Ubuntu,</text:span></text:span><text:span text:style-name="Strong_20_Emphasis"><text:span text:style-name="T151"> Debian, </text:span></text:span><text:span text:style-name="Strong_20_Emphasis"><text:span text:style-name="T153">of Rocky Linux</text:span></text:span><text:span text:style-name="Strong_20_Emphasis"><text:span text:style-name="T152">)</text:span></text:span><text:span text:style-name="T146">.</text:span></text:p>
      <text:p text:style-name="P21"/>
      <text:p text:style-name="P21">Dit is een invulbare PDF, afdrukken is niet noodzakelijk.</text:p>
      <text:p text:style-name="P15"><text:span text:style-name="Strong_20_Emphasis"><text:span text:style-name="T4"/></text:span></text:p>
      <text:list text:style-name="L1">
        <text:list-item>
          <text:p text:style-name="P66"><text:span text:style-name="T137">Over</text:span><text:span text:style-name="T138">zetten</text:span><text:span text:style-name="T136"> voorbereiden</text:span><text:span text:style-name="T132"> (</text:span><text:span text:style-name="T135">alleen als </text:span><text:span text:style-name="T131">op</text:span><text:span text:style-name="T132"> Windows </text:span><text:span text:style-name="T133">D</text:span><text:span text:style-name="T134">esktop</text:span><text:span text:style-name="T145">)</text:span></text:p>
        </text:list-item>
      </text:list>
      <text:p text:style-name="P30"/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3"><draw:control text:anchor-type="as-char" draw:z-index="106" draw:name="Vorm1" draw:style-name="gr1" draw:text-style-name="P73" svg:width="0.35cm" svg:height="0.35cm" draw:control="control105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6">Download Mozilla Firefox, Mozilla Thunderbird, </text:span></text:span><text:span text:style-name="Strong_20_Emphasis"><text:span text:style-name="T7">en Google Chrome</text:span></text:span><text:span text:style-name="Strong_20_Emphasis"><text:span text:style-name="T6">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3"><draw:control text:anchor-type="as-char" draw:z-index="107" draw:name="Vorm2" draw:style-name="gr1" draw:text-style-name="P73" svg:width="0.35cm" svg:height="0.35cm" draw:control="control106"/></text:span></text:span></text:p>
          </table:table-cell>
          <table:table-cell table:style-name="_31_._5f_Migratie_5f_voorbereiden.A1" office:value-type="string">
            <text:p text:style-name="P23"><text:span text:style-name="T139">Verbreek de Internetverbinding, zodat er geen nieuwe </text:span><text:span text:style-name="T140">e-</text:span><text:span text:style-name="T139">mails </text:span><text:span text:style-name="T140">meer</text:span><text:span text:style-name="T141"> </text:span><text:span text:style-name="T140">binnen </text:span><text:span text:style-name="T141">kunnen </text:span><text:span text:style-name="T139">kom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0"/>
          </table:table-cell>
          <table:table-cell table:style-name="_31_._5f_Migratie_5f_voorbereiden.A1" office:value-type="string">
            <text:p text:style-name="P23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3"><draw:control text:anchor-type="as-char" draw:z-index="108" draw:name="Vorm3" draw:style-name="gr1" draw:text-style-name="P73" svg:width="0.35cm" svg:height="0.35cm" draw:control="control107"/></text:span></text:span></text:p>
          </table:table-cell>
          <table:table-cell table:style-name="_31_._5f_Migratie_5f_voorbereiden.A1" office:value-type="string">
            <text:p text:style-name="P23">Verzame<text:span text:style-name="T194">l</text:span> <text:span text:style-name="T195">computernaam en </text:span>gebruikersnamen (zie pagina <text:span text:style-name="T196">4</text:span>)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3"><draw:control text:anchor-type="as-char" draw:z-index="109" draw:name="Vorm4" draw:style-name="gr1" draw:text-style-name="P73" svg:width="0.35cm" svg:height="0.35cm" draw:control="control108"/></text:span></text:span></text:p>
          </table:table-cell>
          <table:table-cell table:style-name="_31_._5f_Migratie_5f_voorbereiden.A1" office:value-type="string">
            <text:p text:style-name="P18"><text:span text:style-name="T187">Verzamel </text:span><text:span text:style-name="Emphasis"><text:span text:style-name="T191">per gebruiker</text:span></text:span><text:span text:style-name="T188"> </text:span><text:span text:style-name="T187">E-mailadressen </text:span><text:span text:style-name="T189">en</text:span><text:span text:style-name="T187"> mailserver</text:span><text:span text:style-name="T189">adressen</text:span><text:span text:style-name="T187"> inclusief gebruikersnamen en wachtwoorden, zie pagina </text:span><text:span text:style-name="T190">4</text:span><text:span text:style-name="T187">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0"/>
          </table:table-cell>
          <table:table-cell table:style-name="_31_._5f_Migratie_5f_voorbereiden.A1" office:value-type="string">
            <text:p text:style-name="P23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3"><draw:control text:anchor-type="as-char" draw:z-index="110" draw:name="Vorm5" draw:style-name="gr1" draw:text-style-name="P73" svg:width="0.35cm" svg:height="0.35cm" draw:control="control109"/></text:span></text:span></text:p>
          </table:table-cell>
          <table:table-cell table:style-name="_31_._5f_Migratie_5f_voorbereiden.A1" office:value-type="string">
            <text:p text:style-name="P5"><text:span text:style-name="T154">Installeer en start </text:span><text:span text:style-name="T160">Google Chrome</text:span><text:span text:style-name="T154">, i</text:span><text:span text:style-name="T55">mporteer </text:span><text:span text:style-name="Emphasis"><text:span text:style-name="T84">per gebruiker</text:span></text:span><text:span text:style-name="T56"> </text:span><text:span text:style-name="T55">alles </text:span><text:span text:style-name="T57">vanuit </text:span><text:span text:style-name="T58">de </text:span><text:span text:style-name="T57">huidige browser</text:span><text:span text:style-name="T55">, en controleer de werking</text:span><text:span text:style-name="T154">.</text:span></text:p>
            <text:p text:style-name="P24"><text:span text:style-name="T142">Als importeren niet lukt, alles exporteren </text:span><text:span text:style-name="T143">op alle mogelijke manieren </text:span><text:span text:style-name="T142">vanuit </text:span><text:span text:style-name="T144">de </text:span><text:span text:style-name="T142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3"><draw:control text:anchor-type="as-char" draw:z-index="111" draw:name="Vorm6" draw:style-name="gr1" draw:text-style-name="P73" svg:width="0.35cm" svg:height="0.35cm" draw:control="control110"/></text:span></text:span></text:p>
          </table:table-cell>
          <table:table-cell table:style-name="_31_._5f_Migratie_5f_voorbereiden.A1" office:value-type="string">
            <text:p text:style-name="P6"><text:span text:style-name="T154">Installeer en start Mozilla Firefox, i</text:span><text:span text:style-name="T55">mporteer </text:span><text:span text:style-name="Emphasis"><text:span text:style-name="T84">per gebruiker</text:span></text:span><text:span text:style-name="T56"> </text:span><text:span text:style-name="T55">alles </text:span><text:span text:style-name="T57">vanuit </text:span><text:span text:style-name="T58">de </text:span><text:span text:style-name="T57">huidige browser</text:span><text:span text:style-name="T55">, en controleer de werking</text:span><text:span text:style-name="T154">.</text:span></text:p>
            <text:p text:style-name="P25"><text:span text:style-name="T142">Als importeren niet lukt, alles exporteren </text:span><text:span text:style-name="T143">op alle mogelijke manieren </text:span><text:span text:style-name="T142">vanuit </text:span><text:span text:style-name="T144">de </text:span><text:span text:style-name="T142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3"><draw:control text:anchor-type="as-char" draw:z-index="112" draw:name="Vorm7" draw:style-name="gr1" draw:text-style-name="P73" svg:width="0.35cm" svg:height="0.35cm" draw:control="control111"/></text:span></text:span></text:p>
          </table:table-cell>
          <table:table-cell table:style-name="_31_._5f_Migratie_5f_voorbereiden.A1" office:value-type="string">
            <text:p text:style-name="P4"><text:span text:style-name="T154">Installeer en start Mozilla Thunderbird, importeer </text:span><text:span text:style-name="Emphasis"><text:span text:style-name="T161">per gebruiker</text:span></text:span><text:span text:style-name="T155"> </text:span><text:span text:style-name="T156">vanuit </text:span><text:span text:style-name="T157">het </text:span><text:span text:style-name="T156">huidig e-mailprogramma </text:span><text:span text:style-name="T158">de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3"><draw:control text:anchor-type="as-char" draw:z-index="113" draw:name="Vorm8" draw:style-name="gr1" draw:text-style-name="P73" svg:width="0.35cm" svg:height="0.35cm" draw:control="control112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5"><text:s/></text:span></text:span><text:span text:style-name="Strong_20_Emphasis"><text:span text:style-name="T53"><draw:control text:anchor-type="as-char" draw:z-index="114" draw:name="Vorm9" draw:style-name="gr1" draw:text-style-name="P73" svg:width="0.35cm" svg:height="0.35cm" draw:control="control113"/></text:span></text:span><text:span text:style-name="Strong_20_Emphasis"><text:span text:style-name="T5"><text:s/></text:span></text:span><text:span text:style-name="Strong_20_Emphasis"><text:span text:style-name="T53"><draw:control text:anchor-type="as-char" draw:z-index="115" draw:name="Vorm10" draw:style-name="gr1" draw:text-style-name="P73" svg:width="0.35cm" svg:height="0.35cm" draw:control="control114"/></text:span></text:span><text:span text:style-name="Strong_20_Emphasis"><text:span text:style-name="T5"><text:s/></text:span></text:span><text:span text:style-name="Strong_20_Emphasis"><text:span text:style-name="T53"><draw:control text:anchor-type="as-char" draw:z-index="116" draw:name="Vorm11" draw:style-name="gr1" draw:text-style-name="P73" svg:width="0.35cm" svg:height="0.35cm" draw:control="control115"/></text:span></text:span><text:span text:style-name="Strong_20_Emphasis"><text:span text:style-name="T5"><text:s/></text:span></text:span><text:span text:style-name="Strong_20_Emphasis"><text:span text:style-name="T53"><draw:control text:anchor-type="as-char" draw:z-index="137" draw:name="Vorm12" draw:style-name="gr1" draw:text-style-name="P73" svg:width="0.35cm" svg:height="0.35cm" draw:control="control136"/></text:span></text:span><text:span text:style-name="Strong_20_Emphasis"><text:span text:style-name="T53"><text:tab/></text:span></text:span><text:span text:style-name="T158">accountinstellingen</text:span><text:span text:style-name="T154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3"><draw:control text:anchor-type="as-char" draw:z-index="117" draw:name="Vorm13" draw:style-name="gr1" draw:text-style-name="P73" svg:width="0.35cm" svg:height="0.35cm" draw:control="control116"/></text:span></text:span></text:p>
          </table:table-cell>
          <table:table-cell table:style-name="_31_._5f_Migratie_5f_voorbereiden.A1" office:value-type="string">
            <text:p text:style-name="P14"><text:span text:style-name="Strong_20_Emphasis"><text:span text:style-name="T165"><text:s/></text:span></text:span><text:span text:style-name="Strong_20_Emphasis"><text:span text:style-name="T166"><draw:control text:anchor-type="as-char" draw:z-index="133" draw:name="Vorm14" draw:style-name="gr1" draw:text-style-name="P73" svg:width="0.35cm" svg:height="0.35cm" draw:control="control132"/></text:span></text:span><text:span text:style-name="Strong_20_Emphasis"><text:span text:style-name="T165"><text:s/></text:span></text:span><text:span text:style-name="Strong_20_Emphasis"><text:span text:style-name="T166"><draw:control text:anchor-type="as-char" draw:z-index="134" draw:name="Vorm15" draw:style-name="gr1" draw:text-style-name="P73" svg:width="0.35cm" svg:height="0.35cm" draw:control="control133"/></text:span></text:span><text:span text:style-name="Strong_20_Emphasis"><text:span text:style-name="T165"><text:s/></text:span></text:span><text:span text:style-name="Strong_20_Emphasis"><text:span text:style-name="T166"><draw:control text:anchor-type="as-char" draw:z-index="135" draw:name="Vorm16" draw:style-name="gr1" draw:text-style-name="P73" svg:width="0.35cm" svg:height="0.35cm" draw:control="control134"/></text:span></text:span><text:span text:style-name="Strong_20_Emphasis"><text:span text:style-name="T165"><text:s/></text:span></text:span><text:span text:style-name="Strong_20_Emphasis"><text:span text:style-name="T166"><draw:control text:anchor-type="as-char" draw:z-index="136" draw:name="Vorm17" draw:style-name="gr1" draw:text-style-name="P73" svg:width="0.35cm" svg:height="0.35cm" draw:control="control135"/></text:span></text:span><text:span text:style-name="Strong_20_Emphasis"><text:span text:style-name="T166"><text:tab/></text:span></text:span><text:span text:style-name="T186">E-mailmappen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3"><draw:control text:anchor-type="as-char" draw:z-index="118" draw:name="Vorm18" draw:style-name="gr1" draw:text-style-name="P73" svg:width="0.35cm" svg:height="0.35cm" draw:control="control117"/></text:span></text:span></text:p>
          </table:table-cell>
          <table:table-cell table:style-name="_31_._5f_Migratie_5f_voorbereiden.A1" office:value-type="string">
            <text:p text:style-name="P14"><text:span text:style-name="Strong_20_Emphasis"><text:span text:style-name="T165"><text:s/></text:span></text:span><text:span text:style-name="Strong_20_Emphasis"><text:span text:style-name="T166"><draw:control text:anchor-type="as-char" draw:z-index="129" draw:name="Vorm19" draw:style-name="gr1" draw:text-style-name="P73" svg:width="0.35cm" svg:height="0.35cm" draw:control="control128"/></text:span></text:span><text:span text:style-name="Strong_20_Emphasis"><text:span text:style-name="T165"><text:s/></text:span></text:span><text:span text:style-name="Strong_20_Emphasis"><text:span text:style-name="T166"><draw:control text:anchor-type="as-char" draw:z-index="130" draw:name="Vorm20" draw:style-name="gr1" draw:text-style-name="P73" svg:width="0.35cm" svg:height="0.35cm" draw:control="control129"/></text:span></text:span><text:span text:style-name="Strong_20_Emphasis"><text:span text:style-name="T165"><text:s/></text:span></text:span><text:span text:style-name="Strong_20_Emphasis"><text:span text:style-name="T166"><draw:control text:anchor-type="as-char" draw:z-index="131" draw:name="Vorm21" draw:style-name="gr1" draw:text-style-name="P73" svg:width="0.35cm" svg:height="0.35cm" draw:control="control130"/></text:span></text:span><text:span text:style-name="Strong_20_Emphasis"><text:span text:style-name="T165"><text:s/></text:span></text:span><text:span text:style-name="Strong_20_Emphasis"><text:span text:style-name="T166"><draw:control text:anchor-type="as-char" draw:z-index="132" draw:name="Vorm22" draw:style-name="gr1" draw:text-style-name="P73" svg:width="0.35cm" svg:height="0.35cm" draw:control="control131"/></text:span></text:span><text:span text:style-name="Strong_20_Emphasis"><text:span text:style-name="T166"><text:tab/></text:span></text:span><text:span text:style-name="T186">adresboek, en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3"><draw:control text:anchor-type="as-char" draw:z-index="119" draw:name="Vorm23" draw:style-name="gr1" draw:text-style-name="P73" svg:width="0.35cm" svg:height="0.35cm" draw:control="control118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5"><text:s/></text:span></text:span><text:span text:style-name="Strong_20_Emphasis"><text:span text:style-name="T53"><draw:control text:anchor-type="as-char" draw:z-index="125" draw:name="Vorm24" draw:style-name="gr1" draw:text-style-name="P73" svg:width="0.35cm" svg:height="0.35cm" draw:control="control124"/></text:span></text:span><text:span text:style-name="Strong_20_Emphasis"><text:span text:style-name="T5"><text:s/></text:span></text:span><text:span text:style-name="Strong_20_Emphasis"><text:span text:style-name="T53"><draw:control text:anchor-type="as-char" draw:z-index="126" draw:name="Vorm25" draw:style-name="gr1" draw:text-style-name="P73" svg:width="0.35cm" svg:height="0.35cm" draw:control="control125"/></text:span></text:span><text:span text:style-name="Strong_20_Emphasis"><text:span text:style-name="T5"><text:s/></text:span></text:span><text:span text:style-name="Strong_20_Emphasis"><text:span text:style-name="T53"><draw:control text:anchor-type="as-char" draw:z-index="127" draw:name="Vorm26" draw:style-name="gr1" draw:text-style-name="P73" svg:width="0.35cm" svg:height="0.35cm" draw:control="control126"/></text:span></text:span><text:span text:style-name="Strong_20_Emphasis"><text:span text:style-name="T5"><text:s/></text:span></text:span><text:span text:style-name="Strong_20_Emphasis"><text:span text:style-name="T53"><draw:control text:anchor-type="as-char" draw:z-index="128" draw:name="Vorm27" draw:style-name="gr1" draw:text-style-name="P73" svg:width="0.35cm" svg:height="0.35cm" draw:control="control127"/></text:span></text:span><text:span text:style-name="Strong_20_Emphasis"><text:span text:style-name="T53"><text:tab/></text:span></text:span><text:span text:style-name="T159">agenda, </text:span><text:span text:style-name="T154">en 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3"><draw:control text:anchor-type="as-char" draw:z-index="120" draw:name="Vorm28" draw:style-name="gr1" draw:text-style-name="P73" svg:width="0.35cm" svg:height="0.35cm" draw:control="control119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5"><text:s/></text:span></text:span><text:span text:style-name="Strong_20_Emphasis"><text:span text:style-name="T53"><draw:control text:anchor-type="as-char" draw:z-index="121" draw:name="Vorm29" draw:style-name="gr1" draw:text-style-name="P73" svg:width="0.35cm" svg:height="0.35cm" draw:control="control120"/></text:span></text:span><text:span text:style-name="Strong_20_Emphasis"><text:span text:style-name="T5"><text:s/></text:span></text:span><text:span text:style-name="Strong_20_Emphasis"><text:span text:style-name="T53"><draw:control text:anchor-type="as-char" draw:z-index="122" draw:name="Vorm30" draw:style-name="gr1" draw:text-style-name="P73" svg:width="0.35cm" svg:height="0.35cm" draw:control="control121"/></text:span></text:span><text:span text:style-name="Strong_20_Emphasis"><text:span text:style-name="T5"><text:s/></text:span></text:span><text:span text:style-name="Strong_20_Emphasis"><text:span text:style-name="T53"><draw:control text:anchor-type="as-char" draw:z-index="123" draw:name="Vorm31" draw:style-name="gr1" draw:text-style-name="P73" svg:width="0.35cm" svg:height="0.35cm" draw:control="control122"/></text:span></text:span><text:span text:style-name="Strong_20_Emphasis"><text:span text:style-name="T5"><text:s/></text:span></text:span><text:span text:style-name="Strong_20_Emphasis"><text:span text:style-name="T53"><draw:control text:anchor-type="as-char" draw:z-index="124" draw:name="Vorm32" draw:style-name="gr1" draw:text-style-name="P73" svg:width="0.35cm" svg:height="0.35cm" draw:control="control123"/></text:span></text:span><text:span text:style-name="Strong_20_Emphasis"><text:span text:style-name="T53"><text:tab/></text:span></text:span><text:span text:style-name="T154">controleer de werking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0"/>
          </table:table-cell>
          <table:table-cell table:style-name="_31_._5f_Migratie_5f_voorbereiden.A1" office:value-type="string">
            <text:p text:style-name="P46">Als importeren niet lukt, alles exporteren op alle mogelijke manieren vanuit het huidig e-mailprogramma om later de gegevens alsnog te kunnen importeren.</text:p>
          </table:table-cell>
        </table:table-row>
      </table:table>
      <text:p text:style-name="P19"/>
      <text:list text:continue-numbering="true" text:style-name="L1">
        <text:list-item text:start-value="1">
          <text:p text:style-name="P64"><text:span text:style-name="Strong_20_Emphasis"><text:span text:style-name="T69">Over</text:span></text:span><text:span text:style-name="Strong_20_Emphasis"><text:span text:style-name="T70">zetten</text:span></text:span><text:span text:style-name="Strong_20_Emphasis"><text:span text:style-name="T65"> voorbereiden</text:span></text:span><text:span text:style-name="Strong_20_Emphasis"><text:span text:style-name="T89"> - </text:span></text:span><text:span text:style-name="Strong_20_Emphasis"><text:span text:style-name="T90">vervolg</text:span></text:span></text:p>
        </text:list-item>
      </text:list>
      <text:p text:style-name="P31"/>
      <table:table table:name="1._Migratie_voorbereiden_(vervolg)" table:style-name="_31_._5f_Migratie_5f_voorbereiden_5f__28_vervolg_29_">
        <table:table-column table:style-name="_31_._5f_Migratie_5f_voorbereiden_5f__28_vervolg_29_.A"/>
        <table:table-column table:style-name="_31_._5f_Migratie_5f_voorbereiden_5f__28_vervolg_29_.B"/>
        <table:table-row table:style-name="_31_._5f_Migratie_5f_voorbereiden_5f__28_vervolg_29_.1">
          <table:table-cell table:style-name="_31_._5f_Migratie_5f_voorbereiden_5f__28_vervolg_29_.A1" office:value-type="string">
            <text:p text:style-name="P54"><text:span text:style-name="Strong_20_Emphasis"><text:span text:style-name="T5"><text:s/></text:span></text:span><text:span text:style-name="Strong_20_Emphasis"><text:span text:style-name="T53"><draw:control text:anchor-type="as-char" draw:z-index="138" draw:name="Vorm33" draw:style-name="gr1" draw:text-style-name="P73" svg:width="0.35cm" svg:height="0.35cm" draw:control="control137"/></text:span></text:span></text:p>
          </table:table-cell>
          <table:table-cell table:style-name="_31_._5f_Migratie_5f_voorbereiden_5f__28_vervolg_29_.A1" office:value-type="string">
            <text:p text:style-name="P10"><text:span text:style-name="Strong_20_Emphasis"><text:span text:style-name="T93">Start de computer op vanaf</text:span></text:span><text:span text:style-name="Strong_20_Emphasis"><text:span text:style-name="T93"><text:note text:id="ftn1" text:note-class="footnote"><text:note-citation>1</text:note-citation><text:note-body><text:p text:style-name="P60"><text:span text:style-name="T96">B</text:span><text:span text:style-name="T97">ootmenu/</text:span><text:span text:style-name="T96">S</text:span><text:span text:style-name="T97">etup</text:span><text:span text:style-name="T95"> via </text:span><text:span text:style-name="T98">é</text:span><text:span text:style-name="T99">é</text:span><text:span text:style-name="T96">n van d</text:span><text:span text:style-name="T113">e </text:span><text:span text:style-name="T115">v</text:span><text:span text:style-name="Definition"><text:span text:style-name="T114">eelgebruikte toetsen: Esc, Delete, F1, F2, F9, F10, F11, o</text:span></text:span><text:span text:style-name="Definition"><text:span text:style-name="T116">f</text:span></text:span><text:span text:style-name="Definition"><text:span text:style-name="T114"> F12</text:span></text:span></text:p></text:note-body></text:note></text:span></text:span><text:span text:style-name="Strong_20_Emphasis"><text:span text:style-name="T93"> </text:span></text:span><text:span text:style-name="Strong_20_Emphasis"><text:span text:style-name="T94">een</text:span></text:span><text:span text:style-name="Strong_20_Emphasis"><text:span text:style-name="T9"> </text:span></text:span><text:span text:style-name="Strong_20_Emphasis"><text:span text:style-name="T15">Ubuntu,</text:span></text:span><text:span text:style-name="Strong_20_Emphasis"><text:span text:style-name="T17"> Debian, </text:span></text:span><text:span text:style-name="Strong_20_Emphasis"><text:span text:style-name="T24">of Rocky Linux</text:span></text:span><text:span text:style-name="Strong_20_Emphasis"><text:span text:style-name="T17"> </text:span></text:span><text:span text:style-name="Strong_20_Emphasis"><text:span text:style-name="T20">Desktop/</text:span></text:span><text:span text:style-name="Strong_20_Emphasis"><text:span text:style-name="T25">Workstation</text:span></text:span><text:span text:style-name="Strong_20_Emphasis"><text:span text:style-name="T20"> </text:span></text:span><text:span text:style-name="Strong_20_Emphasis"><text:span text:style-name="T21">L</text:span></text:span><text:span text:style-name="Strong_20_Emphasis"><text:span text:style-name="T20">ive</text:span></text:span><text:span text:style-name="Strong_20_Emphasis"><text:span text:style-name="T20"><text:note text:id="ftn2" text:note-class="footnote"><text:note-citation>2</text:note-citation><text:note-body><text:p text:style-name="P57"><text:span text:style-name="T200">Vanaf ee</text:span>n <text:span text:style-name="T201">L</text:span>ive <text:span text:style-name="T202">USB</text:span><text:span text:style-name="T203">-stick</text:span><text:span text:style-name="T204"> </text:span>kunt <text:span text:style-name="T200">u opstarten en</text:span> <text:span text:style-name="T192">met </text:span><text:span text:style-name="T193">Linux</text:span><text:span text:style-name="Strong_20_Emphasis"><text:span text:style-name="T162"> </text:span></text:span>werken zonder enige bestanden op de harde schijf te wijzigen en maakt ook installatie van <text:span text:style-name="T208">Linux</text:span><text:span text:style-name="Strong_20_Emphasis"><text:span text:style-name="T162"> </text:span></text:span>mogelijk.</text:p></text:note-body></text:note></text:span></text:span><text:span text:style-name="Strong_20_Emphasis"><text:span text:style-name="T20"> </text:span></text:span><text:span text:style-name="Strong_20_Emphasis"><text:span text:style-name="T22">USB</text:span></text:span><text:span text:style-name="Strong_20_Emphasis"><text:span text:style-name="T23">-stick</text:span></text:span><text:span text:style-name="Strong_20_Emphasis"><text:span text:style-name="T23"><text:note text:id="ftn3" text:note-class="footnote"><text:note-citation>3</text:note-citation><text:note-body><text:p text:style-name="P58"><text:span text:style-name="Strong_20_Emphasis"><text:span text:style-name="T100">Maak een opstartbare USB-stick</text:span></text:span><text:span text:style-name="Strong_20_Emphasis"><text:span text:style-name="T101">:<text:line-break/></text:span></text:span><text:span text:style-name="Strong_20_Emphasis"><text:span text:style-name="T102">Download </text:span></text:span><text:span text:style-name="Strong_20_Emphasis"><text:span text:style-name="T103">een </text:span></text:span><text:span text:style-name="Strong_20_Emphasis"><text:span text:style-name="T104">cd</text:span></text:span><text:span text:style-name="Strong_20_Emphasis"><text:span text:style-name="T109">-beeldbestand</text:span></text:span><text:span text:style-name="Strong_20_Emphasis"><text:span text:style-name="T105"> </text:span></text:span><text:span text:style-name="Strong_20_Emphasis"><text:span text:style-name="T106">(.iso) </text:span></text:span><text:span text:style-name="Strong_20_Emphasis"><text:span text:style-name="T105">vanaf </text:span></text:span><text:a xlink:type="simple" xlink:href="https://nl.releases.ubuntu.com/" text:style-name="Internet_20_link" text:visited-style-name="Visited_20_Internet_20_Link"><text:span text:style-name="Strong_20_Emphasis"><text:span text:style-name="T205">nl.releases.ubuntu.com</text:span></text:span></text:a><text:span text:style-name="Strong_20_Emphasis"><text:span text:style-name="T105"> </text:span></text:span><text:span text:style-name="Strong_20_Emphasis"><text:span text:style-name="T108">of </text:span></text:span><text:span text:style-name="Strong_20_Emphasis"><text:span text:style-name="T117"><text:s/></text:span></text:span><text:a xlink:type="simple" xlink:href="https://www.debian.org/CD/live/" text:style-name="Internet_20_link" text:visited-style-name="Visited_20_Internet_20_Link"><text:span text:style-name="Strong_20_Emphasis"><text:span text:style-name="T207">debian.org/cd/live</text:span></text:span></text:a><text:span text:style-name="Strong_20_Emphasis"><text:span text:style-name="T110"> </text:span></text:span><text:span text:style-name="Strong_20_Emphasis"><text:span text:style-name="T111">(zie ook Checklist installatie).</text:span></text:span><text:span text:style-name="Strong_20_Emphasis"><text:span text:style-name="T107"><text:line-break/>De volgende stappen staan beschreven in </text:span></text:span><text:span text:style-name="Strong_20_Emphasis"><text:span text:style-name="T112">Linux informatie</text:span></text:span><text:span text:style-name="Strong_20_Emphasis"><text:span text:style-name="T107">, te vinden op </text:span></text:span><text:a xlink:type="simple" xlink:href="https://karelzimmer.nl/" text:style-name="Internet_20_link" text:visited-style-name="Visited_20_Internet_20_Link"><text:span text:style-name="Strong_20_Emphasis"><text:span text:style-name="T206">karelzimmer.nl</text:span></text:span></text:a><text:span text:style-name="Strong_20_Emphasis"><text:span text:style-name="T107">, onder </text:span></text:span><text:span text:style-name="Strong_20_Emphasis"><text:span text:style-name="T112">Linux</text:span></text:span><text:span text:style-name="Strong_20_Emphasis"><text:span text:style-name="T107">.</text:span></text:span></text:p></text:note-body></text:note></text:span></text:span><text:span text:style-name="Strong_20_Emphasis"><text:span text:style-name="T9">, </text:span></text:span><text:span text:style-name="Strong_20_Emphasis"><text:span text:style-name="T18">of vanaf Windows maar zet </text:span></text:span><text:span text:style-name="Strong_20_Emphasis"><text:span text:style-name="T19">een </text:span></text:span><text:span text:style-name="Strong_20_Emphasis"><text:span text:style-name="T8">eventuele virusscanner </text:span></text:span><text:span text:style-name="Strong_20_Emphasis"><text:span text:style-name="T73">uit</text:span></text:span><text:span text:style-name="Strong_20_Emphasis"><text:span text:style-name="T8"> </text:span></text:span><text:span text:style-name="Strong_20_Emphasis"><text:span text:style-name="T18">(vertraagt de back-up)</text:span></text:span><text:span text:style-name="Strong_20_Emphasis"><text:span text:style-name="T10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6"><text:span text:style-name="Strong_20_Emphasis"><text:span text:style-name="T5"><text:s/></text:span></text:span><text:span text:style-name="Strong_20_Emphasis"><text:span text:style-name="T53"><draw:control text:anchor-type="as-char" draw:z-index="140" draw:name="Vorm34" draw:style-name="gr1" draw:text-style-name="P73" svg:width="0.35cm" svg:height="0.35cm" draw:control="control139"/></text:span></text:span></text:p>
          </table:table-cell>
          <table:table-cell table:style-name="_31_._5f_Migratie_5f_voorbereiden_5f__28_vervolg_29_.A1" office:value-type="string">
            <text:p text:style-name="P7"><text:span text:style-name="Strong_20_Emphasis"><text:span text:style-name="T27">M</text:span></text:span><text:span text:style-name="Strong_20_Emphasis"><text:span text:style-name="T28">aak een Windows </text:span></text:span><text:span text:style-name="Strong_20_Emphasis"><text:span text:style-name="T29">back-up</text:span></text:span><text:span text:style-name="Strong_20_Emphasis"><text:span text:style-name="T28"> via kopiëren naar een externe harddisk</text:span></text:span><text:span text:style-name="Strong_20_Emphasis"><text:span text:style-name="T59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6"><text:span text:style-name="Strong_20_Emphasis"><text:span text:style-name="T5"><text:s/></text:span></text:span><text:span text:style-name="Strong_20_Emphasis"><text:span text:style-name="T53"><draw:control text:anchor-type="as-char" draw:z-index="141" draw:name="Vorm35" draw:style-name="gr1" draw:text-style-name="P73" svg:width="0.35cm" svg:height="0.35cm" draw:control="control140"/></text:span></text:span></text:p>
          </table:table-cell>
          <table:table-cell table:style-name="_31_._5f_Migratie_5f_voorbereiden_5f__28_vervolg_29_.A1" office:value-type="string">
            <text:p text:style-name="P7"><text:span text:style-name="Strong_20_Emphasis"><text:span text:style-name="T30">Mijn documenten, </text:span></text:span><text:span text:style-name="Strong_20_Emphasis"><text:span text:style-name="T31">etc</text:span></text:span><text:span text:style-name="Strong_20_Emphasis"><text:span text:style-name="T30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6"><text:span text:style-name="Strong_20_Emphasis"><text:span text:style-name="T5"><text:s/></text:span></text:span><text:span text:style-name="Strong_20_Emphasis"><text:span text:style-name="T53"><draw:control text:anchor-type="as-char" draw:z-index="142" draw:name="Vorm37" draw:style-name="gr1" draw:text-style-name="P73" svg:width="0.35cm" svg:height="0.35cm" draw:control="control141"/></text:span></text:span></text:p>
          </table:table-cell>
          <table:table-cell table:style-name="_31_._5f_Migratie_5f_voorbereiden_5f__28_vervolg_29_.A1" office:value-type="string">
            <text:p text:style-name="P7"><text:span text:style-name="Strong_20_Emphasis"><text:span text:style-name="T30">Bureaubladachtergrond</text:span></text:span><text:span text:style-name="Strong_20_Emphasis"><text:span text:style-name="T32">en</text:span></text:span><text:span text:style-name="Strong_20_Emphasis"><text:span text:style-name="T30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6"><text:span text:style-name="Strong_20_Emphasis"><text:span text:style-name="T5"><text:s/></text:span></text:span><text:span text:style-name="Strong_20_Emphasis"><text:span text:style-name="T53"><draw:control text:anchor-type="as-char" draw:z-index="143" draw:name="Vorm38" draw:style-name="gr1" draw:text-style-name="P73" svg:width="0.35cm" svg:height="0.35cm" draw:control="control142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5"><text:s/></text:span></text:span><text:span text:style-name="Strong_20_Emphasis"><text:span text:style-name="T53"><draw:control text:anchor-type="as-char" draw:z-index="146" draw:name="Vorm39" draw:style-name="gr1" draw:text-style-name="P73" svg:width="0.35cm" svg:height="0.35cm" draw:control="control145"/></text:span></text:span><text:span text:style-name="Strong_20_Emphasis"><text:span text:style-name="T5"><text:s/></text:span></text:span><text:span text:style-name="Strong_20_Emphasis"><text:span text:style-name="T53"><draw:control text:anchor-type="as-char" draw:z-index="147" draw:name="Vorm40" draw:style-name="gr1" draw:text-style-name="P73" svg:width="0.35cm" svg:height="0.35cm" draw:control="control146"/></text:span></text:span><text:span text:style-name="Strong_20_Emphasis"><text:span text:style-name="T5"><text:s/></text:span></text:span><text:span text:style-name="Strong_20_Emphasis"><text:span text:style-name="T53"><draw:control text:anchor-type="as-char" draw:z-index="148" draw:name="Vorm41" draw:style-name="gr1" draw:text-style-name="P73" svg:width="0.35cm" svg:height="0.35cm" draw:control="control147"/></text:span></text:span><text:span text:style-name="Strong_20_Emphasis"><text:span text:style-name="T5"><text:s/></text:span></text:span><text:span text:style-name="Strong_20_Emphasis"><text:span text:style-name="T53"><draw:control text:anchor-type="as-char" draw:z-index="149" draw:name="Vorm42" draw:style-name="gr1" draw:text-style-name="P73" svg:width="0.35cm" svg:height="0.35cm" draw:control="control148"/></text:span></text:span><text:span text:style-name="Strong_20_Emphasis"><text:span text:style-name="T53"><text:tab/></text:span></text:span><text:span text:style-name="Strong_20_Emphasis"><text:span text:style-name="T30">De aangemaakte </text:span></text:span><text:span text:style-name="Strong_20_Emphasis"><text:span text:style-name="T11">C</text:span></text:span><text:span text:style-name="Strong_20_Emphasis"><text:span text:style-name="T16">hrome</text:span></text:span><text:span text:style-name="Strong_20_Emphasis"><text:span text:style-name="T30"> bestanden<text:line-break/><text:tab/><text:tab/><text:tab/><text:tab/></text:span></text:span><text:span text:style-name="Strong_20_Emphasis"><text:span text:style-name="T33">&lt;= </text:span></text:span><text:span text:style-name="Emphasis"><text:span text:style-name="T75">XP<text:tab/></text:span></text:span><text:span text:style-name="Emphasis"><text:span text:style-name="T76">:<text:tab/></text:span></text:span><text:span text:style-name="Emphasis"><text:span text:style-name="T30">C:\Documents and Settings\</text:span></text:span><text:span text:style-name="Definition"><text:span text:style-name="T167">&lt;</text:span></text:span><text:span text:style-name="Definition"><text:span text:style-name="T168">Gebruikersnaam</text:span></text:span><text:span text:style-name="Definition"><text:span text:style-name="T167">&gt;</text:span></text:span><text:span text:style-name="Strong_20_Emphasis"><text:span text:style-name="T30">\Application Data\</text:span></text:span><text:span text:style-name="Strong_20_Emphasis"><text:span text:style-name="T11">Google</text:span></text:span><text:span text:style-name="Strong_20_Emphasis"><text:span text:style-name="T30"><text:line-break/><text:tab/><text:tab/><text:tab/><text:tab/></text:span></text:span><text:span text:style-name="Strong_20_Emphasis"><text:span text:style-name="T33">&gt;= </text:span></text:span><text:span text:style-name="Strong_20_Emphasis"><text:span text:style-name="T86">W7</text:span></text:span><text:span text:style-name="Strong_20_Emphasis"><text:span text:style-name="T87"><text:tab/></text:span></text:span><text:span text:style-name="Emphasis"><text:span text:style-name="T88">:</text:span></text:span><text:span text:style-name="Emphasis"><text:span text:style-name="T76"><text:tab/></text:span></text:span><text:span text:style-name="Emphasis"><text:span text:style-name="T30">C:\Users\</text:span></text:span><text:span text:style-name="Definition"><text:span text:style-name="T167">&lt;</text:span></text:span><text:span text:style-name="Definition"><text:span text:style-name="T168">Gebruikersnaam</text:span></text:span><text:span text:style-name="Definition"><text:span text:style-name="T167">&gt;</text:span></text:span><text:span text:style-name="Strong_20_Emphasis"><text:span text:style-name="T34">\</text:span></text:span><text:span text:style-name="Strong_20_Emphasis"><text:span text:style-name="T30">AppData\Roaming\</text:span></text:span><text:span text:style-name="Strong_20_Emphasis"><text:span text:style-name="T11">Google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6"><text:span text:style-name="Strong_20_Emphasis"><text:span text:style-name="T5"><text:s/></text:span></text:span><text:span text:style-name="Strong_20_Emphasis"><text:span text:style-name="T53"><draw:control text:anchor-type="as-char" draw:z-index="144" draw:name="Vorm43" draw:style-name="gr1" draw:text-style-name="P73" svg:width="0.35cm" svg:height="0.35cm" draw:control="control143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5"><text:s/></text:span></text:span><text:span text:style-name="Strong_20_Emphasis"><text:span text:style-name="T53"><draw:control text:anchor-type="as-char" draw:z-index="150" draw:name="Vorm44" draw:style-name="gr1" draw:text-style-name="P73" svg:width="0.35cm" svg:height="0.35cm" draw:control="control149"/></text:span></text:span><text:span text:style-name="Strong_20_Emphasis"><text:span text:style-name="T5"><text:s/></text:span></text:span><text:span text:style-name="Strong_20_Emphasis"><text:span text:style-name="T53"><draw:control text:anchor-type="as-char" draw:z-index="151" draw:name="Vorm45" draw:style-name="gr1" draw:text-style-name="P73" svg:width="0.35cm" svg:height="0.35cm" draw:control="control150"/></text:span></text:span><text:span text:style-name="Strong_20_Emphasis"><text:span text:style-name="T5"><text:s/></text:span></text:span><text:span text:style-name="Strong_20_Emphasis"><text:span text:style-name="T53"><draw:control text:anchor-type="as-char" draw:z-index="152" draw:name="Vorm46" draw:style-name="gr1" draw:text-style-name="P73" svg:width="0.35cm" svg:height="0.35cm" draw:control="control151"/></text:span></text:span><text:span text:style-name="Strong_20_Emphasis"><text:span text:style-name="T5"><text:s/></text:span></text:span><text:span text:style-name="Strong_20_Emphasis"><text:span text:style-name="T53"><draw:control text:anchor-type="as-char" draw:z-index="153" draw:name="Vorm47" draw:style-name="gr1" draw:text-style-name="P73" svg:width="0.35cm" svg:height="0.35cm" draw:control="control152"/></text:span></text:span><text:span text:style-name="Strong_20_Emphasis"><text:span text:style-name="T53"><text:tab/></text:span></text:span><text:span text:style-name="Strong_20_Emphasis"><text:span text:style-name="T30">De aangemaakte F</text:span></text:span><text:span text:style-name="Strong_20_Emphasis"><text:span text:style-name="T52">irefox</text:span></text:span><text:span text:style-name="Strong_20_Emphasis"><text:span text:style-name="T30"> bestanden<text:line-break/><text:tab/><text:tab/><text:tab/><text:tab/></text:span></text:span><text:span text:style-name="Strong_20_Emphasis"><text:span text:style-name="T33">&lt;= </text:span></text:span><text:span text:style-name="Emphasis"><text:span text:style-name="T75">XP<text:tab/></text:span></text:span><text:span text:style-name="Emphasis"><text:span text:style-name="T76">:<text:tab/></text:span></text:span><text:span text:style-name="Emphasis"><text:span text:style-name="T30">C:\Documents and Settings\</text:span></text:span><text:span text:style-name="Definition"><text:span text:style-name="T167">&lt;</text:span></text:span><text:span text:style-name="Definition"><text:span text:style-name="T168">Gebruikersnaam</text:span></text:span><text:span text:style-name="Definition"><text:span text:style-name="T167">&gt;</text:span></text:span><text:span text:style-name="Strong_20_Emphasis"><text:span text:style-name="T30">\Application Data\Mozilla<text:line-break/><text:tab/><text:tab/><text:tab/><text:tab/></text:span></text:span><text:span text:style-name="Strong_20_Emphasis"><text:span text:style-name="T33">&gt;= </text:span></text:span><text:span text:style-name="Strong_20_Emphasis"><text:span text:style-name="T86">W7<text:tab/></text:span></text:span><text:span text:style-name="Emphasis"><text:span text:style-name="T88">:</text:span></text:span><text:span text:style-name="Emphasis"><text:span text:style-name="T76"><text:tab/></text:span></text:span><text:span text:style-name="Emphasis"><text:span text:style-name="T30">C:\Users\</text:span></text:span><text:span text:style-name="Definition"><text:span text:style-name="T167">&lt;</text:span></text:span><text:span text:style-name="Definition"><text:span text:style-name="T168">Gebruikersnaam</text:span></text:span><text:span text:style-name="Definition"><text:span text:style-name="T167">&gt;</text:span></text:span><text:span text:style-name="Strong_20_Emphasis"><text:span text:style-name="T34">\</text:span></text:span><text:span text:style-name="Strong_20_Emphasis"><text:span text:style-name="T30">AppData\Roaming\Mozilla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6"><text:span text:style-name="Strong_20_Emphasis"><text:span text:style-name="T5"><text:s/></text:span></text:span><text:span text:style-name="Strong_20_Emphasis"><text:span text:style-name="T53"><draw:control text:anchor-type="as-char" draw:z-index="145" draw:name="Vorm48" draw:style-name="gr1" draw:text-style-name="P73" svg:width="0.35cm" svg:height="0.35cm" draw:control="control144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5"><text:s/></text:span></text:span><text:span text:style-name="Strong_20_Emphasis"><text:span text:style-name="T53"><draw:control text:anchor-type="as-char" draw:z-index="154" draw:name="Vorm49" draw:style-name="gr1" draw:text-style-name="P73" svg:width="0.35cm" svg:height="0.35cm" draw:control="control153"/></text:span></text:span><text:span text:style-name="Strong_20_Emphasis"><text:span text:style-name="T5"><text:s/></text:span></text:span><text:span text:style-name="Strong_20_Emphasis"><text:span text:style-name="T53"><draw:control text:anchor-type="as-char" draw:z-index="155" draw:name="Vorm50" draw:style-name="gr1" draw:text-style-name="P73" svg:width="0.35cm" svg:height="0.35cm" draw:control="control154"/></text:span></text:span><text:span text:style-name="Strong_20_Emphasis"><text:span text:style-name="T5"><text:s/></text:span></text:span><text:span text:style-name="Strong_20_Emphasis"><text:span text:style-name="T53"><draw:control text:anchor-type="as-char" draw:z-index="156" draw:name="Vorm51" draw:style-name="gr1" draw:text-style-name="P73" svg:width="0.35cm" svg:height="0.35cm" draw:control="control155"/></text:span></text:span><text:span text:style-name="Strong_20_Emphasis"><text:span text:style-name="T5"><text:s/></text:span></text:span><text:span text:style-name="Strong_20_Emphasis"><text:span text:style-name="T53"><draw:control text:anchor-type="as-char" draw:z-index="157" draw:name="Vorm52" draw:style-name="gr1" draw:text-style-name="P73" svg:width="0.35cm" svg:height="0.35cm" draw:control="control156"/></text:span></text:span><text:span text:style-name="Strong_20_Emphasis"><text:span text:style-name="T53"><text:tab/></text:span></text:span><text:span text:style-name="Strong_20_Emphasis"><text:span text:style-name="T30">De aangemaakte T</text:span></text:span><text:span text:style-name="Strong_20_Emphasis"><text:span text:style-name="T52">hunderbird</text:span></text:span><text:span text:style-name="Strong_20_Emphasis"><text:span text:style-name="T30"> bestanden<text:line-break/><text:tab/><text:tab/><text:tab/><text:tab/></text:span></text:span><text:span text:style-name="Strong_20_Emphasis"><text:span text:style-name="T33">&lt;= </text:span></text:span><text:span text:style-name="Emphasis"><text:span text:style-name="T75">XP<text:tab/></text:span></text:span><text:span text:style-name="Emphasis"><text:span text:style-name="T76">:<text:tab/></text:span></text:span><text:span text:style-name="Emphasis"><text:span text:style-name="T34">C:\Documents and Settings\</text:span></text:span><text:span text:style-name="Definition"><text:span text:style-name="T169">&lt;</text:span></text:span><text:span text:style-name="Definition"><text:span text:style-name="T168">Gebruikersnaam</text:span></text:span><text:span text:style-name="Definition"><text:span text:style-name="T169">&gt;</text:span></text:span><text:span text:style-name="Strong_20_Emphasis"><text:span text:style-name="T34">\</text:span></text:span><text:span text:style-name="Strong_20_Emphasis"><text:span text:style-name="T30">Application Data\Thunderbird<text:line-break/><text:tab/><text:tab/><text:tab/><text:tab/></text:span></text:span><text:span text:style-name="Strong_20_Emphasis"><text:span text:style-name="T33">&gt;= </text:span></text:span><text:span text:style-name="Strong_20_Emphasis"><text:span text:style-name="T86">W7<text:tab/></text:span></text:span><text:span text:style-name="Emphasis"><text:span text:style-name="T88">:</text:span></text:span><text:span text:style-name="Emphasis"><text:span text:style-name="T76"><text:tab/></text:span></text:span><text:span text:style-name="Emphasis"><text:span text:style-name="T30">C:\Users\</text:span></text:span><text:span text:style-name="Definition"><text:span text:style-name="T167">&lt;</text:span></text:span><text:span text:style-name="Definition"><text:span text:style-name="T168">Gebruikersnaam</text:span></text:span><text:span text:style-name="Definition"><text:span text:style-name="T167">&gt;</text:span></text:span><text:span text:style-name="Strong_20_Emphasis"><text:span text:style-name="T34">\</text:span></text:span><text:span text:style-name="Strong_20_Emphasis"><text:span text:style-name="T30">AppData\Roaming\Thunderbird</text:span></text:span></text:p>
          </table:table-cell>
        </table:table-row>
      </table:table>
      <text:p text:style-name="P22"/>
      <text:p text:style-name="P32"/>
      <text:list text:continue-numbering="true" text:style-name="L1">
        <text:list-item>
          <text:p text:style-name="P65"><text:span text:style-name="Strong_20_Emphasis"><text:span text:style-name="T118">Linux </text:span></text:span><text:span text:style-name="Strong_20_Emphasis"><text:span text:style-name="T119">installeren</text:span></text:span><text:span text:style-name="Strong_20_Emphasis"><text:span text:style-name="T35"> </text:span></text:span><text:span text:style-name="Emphasis"><text:span text:style-name="T78">(</text:span></text:span><text:span text:style-name="Emphasis"><text:span text:style-name="T79">Desktop: </text:span></text:span><text:span text:style-name="Emphasis"><text:span text:style-name="T77">overweeg dual-boot</text:span></text:span><text:span text:style-name="Emphasis"><text:span text:style-name="T78">)</text:span></text:span></text:p>
        </text:list-item>
      </text:list>
      <text:p text:style-name="P33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55"><text:span text:style-name="Strong_20_Emphasis"><text:span text:style-name="T5"><text:s/></text:span></text:span><text:span text:style-name="Strong_20_Emphasis"><text:span text:style-name="T53"><draw:control text:anchor-type="as-char" draw:z-index="139" draw:name="Vorm53" draw:style-name="gr1" draw:text-style-name="P73" svg:width="0.35cm" svg:height="0.35cm" draw:control="control138"/></text:span></text:span></text:p>
          </table:table-cell>
          <table:table-cell table:style-name="_32_._5f_Ubuntu_5f_installeren.A1" office:value-type="string">
            <text:p text:style-name="P9"><text:span text:style-name="Strong_20_Emphasis"><text:span text:style-name="T10">Installeer </text:span></text:span><text:span text:style-name="Strong_20_Emphasis"><text:span text:style-name="T60">Ubuntu </text:span></text:span><text:span text:style-name="Strong_20_Emphasis"><text:span text:style-name="T61">of Debian </text:span></text:span><text:span text:style-name="Strong_20_Emphasis"><text:span text:style-name="T10">Linux volgens de </text:span></text:span><text:span text:style-name="Strong_20_Emphasis"><text:span text:style-name="T66">Checklist</text:span></text:span><text:span text:style-name="Strong_20_Emphasis"><text:span text:style-name="T67"> i</text:span></text:span><text:span text:style-name="Strong_20_Emphasis"><text:span text:style-name="T68">nstallatie</text:span></text:span><text:span text:style-name="Strong_20_Emphasis"><text:span text:style-name="T12"><text:note text:id="ftn4" text:note-class="footnote"><text:note-citation>4</text:note-citation><text:note-body><text:p text:style-name="P59">Checklist installatie is te vinden op <text:a xlink:type="simple" xlink:href="https://karelzimmer.nl/" text:style-name="Internet_20_link" text:visited-style-name="Visited_20_Internet_20_Link"><text:span text:style-name="Strong_20_Emphasis"><text:span text:style-name="T206">karelzimmer.nl</text:span></text:span></text:a><text:span text:style-name="Strong_20_Emphasis"><text:span text:style-name="T107">, onder </text:span></text:span><text:span text:style-name="Strong_20_Emphasis"><text:span text:style-name="T112">Linux</text:span></text:span><text:span text:style-name="Strong_20_Emphasis"><text:span text:style-name="T107">.</text:span></text:span></text:p></text:note-body></text:note></text:span></text:span><text:span text:style-name="Strong_20_Emphasis"><text:span text:style-name="T12">.</text:span></text:span></text:p>
          </table:table-cell>
        </table:table-row>
      </table:table>
      <text:p text:style-name="P16"><text:span text:style-name="Strong_20_Emphasis"><text:span text:style-name="T170"><text:tab/></text:span></text:span></text:p>
      <text:list text:continue-numbering="true" text:style-name="L1">
        <text:list-item>
          <text:p text:style-name="P62"><text:span text:style-name="Strong_20_Emphasis"><text:span text:style-name="T69">Over</text:span></text:span><text:span text:style-name="Strong_20_Emphasis"><text:span text:style-name="T70">zetten </text:span></text:span><text:span text:style-name="Strong_20_Emphasis"><text:span text:style-name="T62">uitvoeren</text:span></text:span><text:span text:style-name="Strong_20_Emphasis"><text:span text:style-name="T26"> </text:span></text:span><text:span text:style-name="Strong_20_Emphasis"><text:span text:style-name="T85">(</text:span></text:span><text:span text:style-name="Strong_20_Emphasis"><text:span text:style-name="T91">op</text:span></text:span><text:span text:style-name="Strong_20_Emphasis"><text:span text:style-name="T85"> </text:span></text:span><text:span text:style-name="Strong_20_Emphasis"><text:span text:style-name="T92">Linux</text:span></text:span><text:span text:style-name="Strong_20_Emphasis"><text:span text:style-name="T85">)</text:span></text:span><text:span text:style-name="Strong_20_Emphasis"><text:span text:style-name="T26"><text:line-break/></text:span></text:span></text:p>
          <text:p text:style-name="P72">De handelingen in dit hoofdstuk dienen per gebruiker te worden uitgevoerd.</text:p>
          <text:p text:style-name="P67"><text:span text:style-name="Emphasis"><text:span text:style-name="T172"/></text:span></text:p>
        </text:list-item>
      </text:list>
      <text:p text:style-name="P17"><text:span text:style-name="Strong_20_Emphasis"><text:span text:style-name="T170"><draw:control text:anchor-type="as-char" draw:z-index="2" draw:name="Vorm54" draw:style-name="gr1" draw:text-style-name="P73" svg:width="0.35cm" svg:height="0.35cm" draw:control="control1"/></text:span></text:span><text:span text:style-name="Strong_20_Emphasis"><text:span text:style-name="T170"><text:tab/></text:span></text:span><text:span text:style-name="Strong_20_Emphasis"><text:span text:style-name="T170"><draw:control text:anchor-type="as-char" draw:z-index="13" draw:name="Vorm55" draw:style-name="gr1" draw:text-style-name="P73" svg:width="0.35cm" svg:height="0.35cm" draw:control="control12"/></text:span></text:span><text:span text:style-name="Strong_20_Emphasis"><text:span text:style-name="T170"><text:tab/></text:span></text:span><text:span text:style-name="Strong_20_Emphasis"><text:span text:style-name="T170"><draw:control text:anchor-type="as-char" draw:z-index="14" draw:name="Vorm56" draw:style-name="gr1" draw:text-style-name="P73" svg:width="0.35cm" svg:height="0.35cm" draw:control="control13"/></text:span></text:span><text:span text:style-name="Strong_20_Emphasis"><text:span text:style-name="T170"><text:tab/></text:span></text:span><text:span text:style-name="Strong_20_Emphasis"><text:span text:style-name="T170"><draw:control text:anchor-type="as-char" draw:z-index="15" draw:name="Vorm57" draw:style-name="gr1" draw:text-style-name="P73" svg:width="0.35cm" svg:height="0.35cm" draw:control="control14"/></text:span></text:span><text:span text:style-name="Strong_20_Emphasis"><text:span text:style-name="T170"><text:tab/></text:span></text:span><text:span text:style-name="Strong_20_Emphasis"><text:span text:style-name="T173">Zorg dat er geen </text:span></text:span><text:span text:style-name="Strong_20_Emphasis"><text:span text:style-name="T171">Internetverbinding </text:span></text:span><text:span text:style-name="Strong_20_Emphasis"><text:span text:style-name="T173">is, zodat er geen nieuwe </text:span></text:span><text:span text:style-name="Strong_20_Emphasis"><text:span text:style-name="T174">e-</text:span></text:span><text:span text:style-name="Strong_20_Emphasis"><text:span text:style-name="T173">mails </text:span></text:span><text:span text:style-name="Strong_20_Emphasis"><text:span text:style-name="T175">kunnen </text:span></text:span><text:span text:style-name="Strong_20_Emphasis"><text:span text:style-name="T174">binnen</text:span></text:span><text:span text:style-name="Strong_20_Emphasis"><text:span text:style-name="T173">komen.</text:span></text:span></text:p>
      <text:p text:style-name="P12"><text:span text:style-name="Strong_20_Emphasis"><text:span text:style-name="T54"><draw:control text:anchor-type="as-char" draw:z-index="3" draw:name="Vorm58" draw:style-name="gr1" draw:text-style-name="P73" svg:width="0.35cm" svg:height="0.35cm" draw:control="control2"/></text:span></text:span><text:span text:style-name="Strong_20_Emphasis"><text:span text:style-name="T54"><text:tab/></text:span></text:span><text:span text:style-name="Strong_20_Emphasis"><text:span text:style-name="T54"><draw:control text:anchor-type="as-char" draw:z-index="16" draw:name="Vorm59" draw:style-name="gr1" draw:text-style-name="P73" svg:width="0.35cm" svg:height="0.35cm" draw:control="control15"/></text:span></text:span><text:span text:style-name="Strong_20_Emphasis"><text:span text:style-name="T54"><text:tab/></text:span></text:span><text:span text:style-name="Strong_20_Emphasis"><text:span text:style-name="T54"><draw:control text:anchor-type="as-char" draw:z-index="17" draw:name="Vorm60" draw:style-name="gr1" draw:text-style-name="P73" svg:width="0.35cm" svg:height="0.35cm" draw:control="control16"/></text:span></text:span><text:span text:style-name="Strong_20_Emphasis"><text:span text:style-name="T54"><text:tab/></text:span></text:span><text:span text:style-name="Strong_20_Emphasis"><text:span text:style-name="T54"><draw:control text:anchor-type="as-char" draw:z-index="18" draw:name="Vorm61" draw:style-name="gr1" draw:text-style-name="P73" svg:width="0.35cm" svg:height="0.35cm" draw:control="control17"/></text:span></text:span><text:span text:style-name="Strong_20_Emphasis"><text:span text:style-name="T54"><text:tab/></text:span></text:span><text:span text:style-name="Strong_20_Emphasis"><text:span text:style-name="T26">Koppel de externe harddisk aan.</text:span></text:span></text:p>
      <text:p text:style-name="P12"><text:span text:style-name="Strong_20_Emphasis"><text:span text:style-name="T54"><draw:control text:anchor-type="as-char" draw:z-index="4" draw:name="Vorm62" draw:style-name="gr1" draw:text-style-name="P73" svg:width="0.35cm" svg:height="0.35cm" draw:control="control3"/></text:span></text:span><text:span text:style-name="Strong_20_Emphasis"><text:span text:style-name="T54"><text:tab/></text:span></text:span><text:span text:style-name="Strong_20_Emphasis"><text:span text:style-name="T54"><draw:control text:anchor-type="as-char" draw:z-index="19" draw:name="Vorm63" draw:style-name="gr1" draw:text-style-name="P73" svg:width="0.35cm" svg:height="0.35cm" draw:control="control18"/></text:span></text:span><text:span text:style-name="Strong_20_Emphasis"><text:span text:style-name="T54"><text:tab/></text:span></text:span><text:span text:style-name="Strong_20_Emphasis"><text:span text:style-name="T54"><draw:control text:anchor-type="as-char" draw:z-index="20" draw:name="Vorm64" draw:style-name="gr1" draw:text-style-name="P73" svg:width="0.35cm" svg:height="0.35cm" draw:control="control19"/></text:span></text:span><text:span text:style-name="Strong_20_Emphasis"><text:span text:style-name="T54"><text:tab/></text:span></text:span><text:span text:style-name="Strong_20_Emphasis"><text:span text:style-name="T54"><draw:control text:anchor-type="as-char" draw:z-index="21" draw:name="Vorm65" draw:style-name="gr1" draw:text-style-name="P73" svg:width="0.35cm" svg:height="0.35cm" draw:control="control20"/></text:span></text:span><text:span text:style-name="Strong_20_Emphasis"><text:span text:style-name="T54"><text:tab/></text:span></text:span><text:span text:style-name="Strong_20_Emphasis"><text:span text:style-name="T26">Kopieer </text:span></text:span><text:span text:style-name="Strong_20_Emphasis"><text:span text:style-name="T36">Mijn documenten, </text:span></text:span><text:span text:style-name="Strong_20_Emphasis"><text:span text:style-name="T31">etc</text:span></text:span><text:span text:style-name="Strong_20_Emphasis"><text:span text:style-name="T26">.</text:span></text:span></text:p>
      <text:p text:style-name="P12"><text:span text:style-name="Strong_20_Emphasis"><text:span text:style-name="T54"><draw:control text:anchor-type="as-char" draw:z-index="5" draw:name="Vorm70" draw:style-name="gr1" draw:text-style-name="P73" svg:width="0.35cm" svg:height="0.35cm" draw:control="control4"/></text:span></text:span><text:span text:style-name="Strong_20_Emphasis"><text:span text:style-name="T54"><text:tab/></text:span></text:span><text:span text:style-name="Strong_20_Emphasis"><text:span text:style-name="T54"><draw:control text:anchor-type="as-char" draw:z-index="22" draw:name="Vorm71" draw:style-name="gr1" draw:text-style-name="P73" svg:width="0.35cm" svg:height="0.35cm" draw:control="control21"/></text:span></text:span><text:span text:style-name="Strong_20_Emphasis"><text:span text:style-name="T54"><text:tab/></text:span></text:span><text:span text:style-name="Strong_20_Emphasis"><text:span text:style-name="T54"><draw:control text:anchor-type="as-char" draw:z-index="23" draw:name="Vorm72" draw:style-name="gr1" draw:text-style-name="P73" svg:width="0.35cm" svg:height="0.35cm" draw:control="control22"/></text:span></text:span><text:span text:style-name="Strong_20_Emphasis"><text:span text:style-name="T54"><text:tab/></text:span></text:span><text:span text:style-name="Strong_20_Emphasis"><text:span text:style-name="T54"><draw:control text:anchor-type="as-char" draw:z-index="24" draw:name="Vorm73" draw:style-name="gr1" draw:text-style-name="P73" svg:width="0.35cm" svg:height="0.35cm" draw:control="control23"/></text:span></text:span><text:span text:style-name="Strong_20_Emphasis"><text:span text:style-name="T54"><text:tab/></text:span></text:span><text:span text:style-name="Strong_20_Emphasis"><text:span text:style-name="T37">Kopieer </text:span></text:span><text:span text:style-name="Strong_20_Emphasis"><text:span text:style-name="T30">Bureaubladachtergrond </text:span></text:span><text:span text:style-name="Strong_20_Emphasis"><text:span text:style-name="T38">naar ~/Afbeeldingen.</text:span></text:span></text:p>
      <text:p text:style-name="P12"><text:span text:style-name="Strong_20_Emphasis"><text:span text:style-name="T54"><draw:control text:anchor-type="as-char" draw:z-index="6" draw:name="Vorm74" draw:style-name="gr1" draw:text-style-name="P73" svg:width="0.35cm" svg:height="0.35cm" draw:control="control5"/></text:span></text:span><text:span text:style-name="Strong_20_Emphasis"><text:span text:style-name="T54"><text:tab/></text:span></text:span><text:span text:style-name="Strong_20_Emphasis"><text:span text:style-name="T54"><draw:control text:anchor-type="as-char" draw:z-index="25" draw:name="Vorm75" draw:style-name="gr1" draw:text-style-name="P73" svg:width="0.35cm" svg:height="0.35cm" draw:control="control24"/></text:span></text:span><text:span text:style-name="Strong_20_Emphasis"><text:span text:style-name="T54"><text:tab/></text:span></text:span><text:span text:style-name="Strong_20_Emphasis"><text:span text:style-name="T54"><draw:control text:anchor-type="as-char" draw:z-index="26" draw:name="Vorm76" draw:style-name="gr1" draw:text-style-name="P73" svg:width="0.35cm" svg:height="0.35cm" draw:control="control25"/></text:span></text:span><text:span text:style-name="Strong_20_Emphasis"><text:span text:style-name="T54"><text:tab/></text:span></text:span><text:span text:style-name="Strong_20_Emphasis"><text:span text:style-name="T54"><draw:control text:anchor-type="as-char" draw:z-index="27" draw:name="Vorm77" draw:style-name="gr1" draw:text-style-name="P73" svg:width="0.35cm" svg:height="0.35cm" draw:control="control26"/></text:span></text:span><text:span text:style-name="Strong_20_Emphasis"><text:span text:style-name="T54"><text:tab/></text:span></text:span><text:span text:style-name="Strong_20_Emphasis"><text:span text:style-name="T26">Kopieer de </text:span></text:span><text:span text:style-name="Strong_20_Emphasis"><text:span text:style-name="T13">Chrome </text:span></text:span><text:span text:style-name="Strong_20_Emphasis"><text:span text:style-name="T26">data </text:span></text:span><text:span text:style-name="Strong_20_Emphasis"><text:span text:style-name="T37">naar ~/.</text:span></text:span><text:span text:style-name="Strong_20_Emphasis"><text:span text:style-name="T13">chrome</text:span></text:span><text:span text:style-name="Strong_20_Emphasis"><text:span text:style-name="T39">, </text:span></text:span><text:span text:style-name="Strong_20_Emphasis"><text:span text:style-name="T31">of in </text:span></text:span><text:span text:style-name="Strong_20_Emphasis"><text:span text:style-name="T37">~/.</text:span></text:span><text:span text:style-name="Strong_20_Emphasis"><text:span text:style-name="T14">google</text:span></text:span><text:span text:style-name="Strong_20_Emphasis"><text:span text:style-name="T37">.</text:span></text:span></text:p>
      <text:p text:style-name="P12"><text:span text:style-name="Strong_20_Emphasis"><text:span text:style-name="T54"><draw:control text:anchor-type="as-char" draw:z-index="7" draw:name="Vorm78" draw:style-name="gr1" draw:text-style-name="P73" svg:width="0.35cm" svg:height="0.35cm" draw:control="control6"/></text:span></text:span><text:span text:style-name="Strong_20_Emphasis"><text:span text:style-name="T54"><text:tab/></text:span></text:span><text:span text:style-name="Strong_20_Emphasis"><text:span text:style-name="T54"><draw:control text:anchor-type="as-char" draw:z-index="28" draw:name="Vorm79" draw:style-name="gr1" draw:text-style-name="P73" svg:width="0.35cm" svg:height="0.35cm" draw:control="control27"/></text:span></text:span><text:span text:style-name="Strong_20_Emphasis"><text:span text:style-name="T54"><text:tab/></text:span></text:span><text:span text:style-name="Strong_20_Emphasis"><text:span text:style-name="T54"><draw:control text:anchor-type="as-char" draw:z-index="29" draw:name="Vorm80" draw:style-name="gr1" draw:text-style-name="P73" svg:width="0.35cm" svg:height="0.35cm" draw:control="control28"/></text:span></text:span><text:span text:style-name="Strong_20_Emphasis"><text:span text:style-name="T54"><text:tab/></text:span></text:span><text:span text:style-name="Strong_20_Emphasis"><text:span text:style-name="T54"><draw:control text:anchor-type="as-char" draw:z-index="30" draw:name="Vorm81" draw:style-name="gr1" draw:text-style-name="P73" svg:width="0.35cm" svg:height="0.35cm" draw:control="control29"/></text:span></text:span><text:span text:style-name="Strong_20_Emphasis"><text:span text:style-name="T54"><text:tab/></text:span></text:span><text:span text:style-name="Strong_20_Emphasis"><text:span text:style-name="T26">Kopieer de Firefox data </text:span></text:span><text:span text:style-name="Strong_20_Emphasis"><text:span text:style-name="T37">naar ~/.mozilla </text:span></text:span><text:span text:style-name="Strong_20_Emphasis"><text:span text:style-name="T39">(let op </text:span></text:span><text:span text:style-name="Strong_20_Emphasis"><text:span text:style-name="T71">F</text:span></text:span><text:span text:style-name="Strong_20_Emphasis"><text:span text:style-name="T39">irefox</text:span></text:span><text:span text:style-name="Strong_20_Emphasis"><text:span text:style-name="T40">→</text:span></text:span><text:span text:style-name="Strong_20_Emphasis"><text:span text:style-name="T72">f</text:span></text:span><text:span text:style-name="Strong_20_Emphasis"><text:span text:style-name="T41">irefox</text:span></text:span><text:span text:style-name="Strong_20_Emphasis"><text:span text:style-name="T39">), </text:span></text:span><text:span text:style-name="Strong_20_Emphasis"><text:span text:style-name="T31">of in </text:span></text:span><text:span text:style-name="Strong_20_Emphasis"><text:span text:style-name="T37">~/.mozilla.</text:span></text:span></text:p>
      <text:p text:style-name="P17"><text:span text:style-name="Strong_20_Emphasis"><text:span text:style-name="T170"><draw:control text:anchor-type="as-char" draw:z-index="8" draw:name="Vorm82" draw:style-name="gr1" draw:text-style-name="P73" svg:width="0.35cm" svg:height="0.35cm" draw:control="control7"/></text:span></text:span><text:span text:style-name="Strong_20_Emphasis"><text:span text:style-name="T170"><text:tab/></text:span></text:span><text:span text:style-name="Strong_20_Emphasis"><text:span text:style-name="T170"><draw:control text:anchor-type="as-char" draw:z-index="31" draw:name="Vorm83" draw:style-name="gr1" draw:text-style-name="P73" svg:width="0.35cm" svg:height="0.35cm" draw:control="control30"/></text:span></text:span><text:span text:style-name="Strong_20_Emphasis"><text:span text:style-name="T170"><text:tab/></text:span></text:span><text:span text:style-name="Strong_20_Emphasis"><text:span text:style-name="T170"><draw:control text:anchor-type="as-char" draw:z-index="32" draw:name="Vorm84" draw:style-name="gr1" draw:text-style-name="P73" svg:width="0.35cm" svg:height="0.35cm" draw:control="control31"/></text:span></text:span><text:span text:style-name="Strong_20_Emphasis"><text:span text:style-name="T170"><text:tab/></text:span></text:span><text:span text:style-name="Strong_20_Emphasis"><text:span text:style-name="T170"><draw:control text:anchor-type="as-char" draw:z-index="33" draw:name="Vorm85" draw:style-name="gr1" draw:text-style-name="P73" svg:width="0.35cm" svg:height="0.35cm" draw:control="control32"/></text:span></text:span><text:span text:style-name="Strong_20_Emphasis"><text:span text:style-name="T170"><text:tab/></text:span></text:span><text:span text:style-name="Strong_20_Emphasis"><text:span text:style-name="T171">Start Firefox en controleer de werking.</text:span></text:span></text:p>
      <text:p text:style-name="P17"><text:span text:style-name="Strong_20_Emphasis"><text:span text:style-name="T170"><draw:control text:anchor-type="as-char" draw:z-index="9" draw:name="Vorm86" draw:style-name="gr1" draw:text-style-name="P73" svg:width="0.35cm" svg:height="0.35cm" draw:control="control8"/></text:span></text:span><text:span text:style-name="Strong_20_Emphasis"><text:span text:style-name="T170"><text:tab/></text:span></text:span><text:span text:style-name="Strong_20_Emphasis"><text:span text:style-name="T170"><draw:control text:anchor-type="as-char" draw:z-index="34" draw:name="Vorm87" draw:style-name="gr1" draw:text-style-name="P73" svg:width="0.35cm" svg:height="0.35cm" draw:control="control33"/></text:span></text:span><text:span text:style-name="Strong_20_Emphasis"><text:span text:style-name="T170"><text:tab/></text:span></text:span><text:span text:style-name="Strong_20_Emphasis"><text:span text:style-name="T170"><draw:control text:anchor-type="as-char" draw:z-index="35" draw:name="Vorm88" draw:style-name="gr1" draw:text-style-name="P73" svg:width="0.35cm" svg:height="0.35cm" draw:control="control34"/></text:span></text:span><text:span text:style-name="Strong_20_Emphasis"><text:span text:style-name="T170"><text:tab/></text:span></text:span><text:span text:style-name="Strong_20_Emphasis"><text:span text:style-name="T170"><draw:control text:anchor-type="as-char" draw:z-index="36" draw:name="Vorm89" draw:style-name="gr1" draw:text-style-name="P73" svg:width="0.35cm" svg:height="0.35cm" draw:control="control35"/></text:span></text:span><text:span text:style-name="Strong_20_Emphasis"><text:span text:style-name="T170"><text:tab/></text:span></text:span><text:span text:style-name="Strong_20_Emphasis"><text:span text:style-name="T171">Kopieer de Thunderbird data </text:span></text:span><text:span text:style-name="Strong_20_Emphasis"><text:span text:style-name="T176">naar ~/.thunderbird, </text:span></text:span><text:span text:style-name="Strong_20_Emphasis"><text:span text:style-name="T177">of in </text:span></text:span><text:span text:style-name="Strong_20_Emphasis"><text:span text:style-name="T176">~/.thunderbird.</text:span></text:span></text:p>
      <text:p text:style-name="P12"><text:span text:style-name="Strong_20_Emphasis"><text:span text:style-name="T54"><draw:control text:anchor-type="as-char" draw:z-index="10" draw:name="Vorm90" draw:style-name="gr1" draw:text-style-name="P73" svg:width="0.35cm" svg:height="0.35cm" draw:control="control9"/></text:span></text:span><text:span text:style-name="Strong_20_Emphasis"><text:span text:style-name="T54"><text:tab/></text:span></text:span><text:span text:style-name="Strong_20_Emphasis"><text:span text:style-name="T54"><draw:control text:anchor-type="as-char" draw:z-index="37" draw:name="Vorm91" draw:style-name="gr1" draw:text-style-name="P73" svg:width="0.35cm" svg:height="0.35cm" draw:control="control36"/></text:span></text:span><text:span text:style-name="Strong_20_Emphasis"><text:span text:style-name="T54"><text:tab/></text:span></text:span><text:span text:style-name="Strong_20_Emphasis"><text:span text:style-name="T54"><draw:control text:anchor-type="as-char" draw:z-index="38" draw:name="Vorm92" draw:style-name="gr1" draw:text-style-name="P73" svg:width="0.35cm" svg:height="0.35cm" draw:control="control37"/></text:span></text:span><text:span text:style-name="Strong_20_Emphasis"><text:span text:style-name="T54"><text:tab/></text:span></text:span><text:span text:style-name="Strong_20_Emphasis"><text:span text:style-name="T54"><draw:control text:anchor-type="as-char" draw:z-index="41" draw:name="Vorm93" draw:style-name="gr1" draw:text-style-name="P73" svg:width="0.35cm" svg:height="0.35cm" draw:control="control40"/></text:span></text:span><text:span text:style-name="Strong_20_Emphasis"><text:span text:style-name="T54"><text:tab/></text:span></text:span><text:span text:style-name="Strong_20_Emphasis"><text:span text:style-name="T26">Start Thunderbird en controleer de werking </text:span></text:span><text:span text:style-name="Strong_20_Emphasis"><text:span text:style-name="T42">(inc</text:span></text:span><text:span text:style-name="Strong_20_Emphasis"><text:span text:style-name="T43">l</text:span></text:span><text:span text:style-name="Strong_20_Emphasis"><text:span text:style-name="T44">usief </text:span></text:span><text:span text:style-name="Strong_20_Emphasis"><text:span text:style-name="T42"><text:s/></text:span></text:span><text:span text:style-name="Strong_20_Emphasis"><text:span text:style-name="T45">eventuele</text:span></text:span><text:span text:style-name="Strong_20_Emphasis"><text:span text:style-name="T42"> Agenda)</text:span></text:span><text:span text:style-name="Strong_20_Emphasis"><text:span text:style-name="T26">.</text:span></text:span></text:p>
      <text:p text:style-name="P12"><text:span text:style-name="Strong_20_Emphasis"><text:span text:style-name="T54"><draw:control text:anchor-type="as-char" draw:z-index="11" draw:name="Vorm94" draw:style-name="gr1" draw:text-style-name="P73" svg:width="0.35cm" svg:height="0.35cm" draw:control="control10"/></text:span></text:span><text:span text:style-name="Strong_20_Emphasis"><text:span text:style-name="T54"><text:tab/></text:span></text:span><text:span text:style-name="Strong_20_Emphasis"><text:span text:style-name="T54"><draw:control text:anchor-type="as-char" draw:z-index="39" draw:name="Vorm95" draw:style-name="gr1" draw:text-style-name="P73" svg:width="0.35cm" svg:height="0.35cm" draw:control="control38"/></text:span></text:span><text:span text:style-name="Strong_20_Emphasis"><text:span text:style-name="T54"><text:tab/></text:span></text:span><text:span text:style-name="Strong_20_Emphasis"><text:span text:style-name="T54"><draw:control text:anchor-type="as-char" draw:z-index="40" draw:name="Vorm96" draw:style-name="gr1" draw:text-style-name="P73" svg:width="0.35cm" svg:height="0.35cm" draw:control="control39"/></text:span></text:span><text:span text:style-name="Strong_20_Emphasis"><text:span text:style-name="T54"><text:tab/></text:span></text:span><text:span text:style-name="Strong_20_Emphasis"><text:span text:style-name="T54"><draw:control text:anchor-type="as-char" draw:z-index="42" draw:name="Vorm97" draw:style-name="gr1" draw:text-style-name="P73" svg:width="0.35cm" svg:height="0.35cm" draw:control="control41"/></text:span></text:span><text:span text:style-name="Strong_20_Emphasis"><text:span text:style-name="T54"><text:tab/></text:span></text:span><text:span text:style-name="Strong_20_Emphasis"><text:span text:style-name="T46">Verwijder overbodige Windows-bestanden via </text:span></text:span><text:span text:style-name="Strong_20_Emphasis"><text:span text:style-name="T63">Terminalvenster</text:span></text:span><text:span text:style-name="T63"> </text:span><text:span text:style-name="T64">en de volgende opdrachtregel:<text:line-break/></text:span></text:p>
      <text:list text:continue-numbering="true" text:style-name="L1">
        <text:list-header>
          <text:p text:style-name="P63"><text:span text:style-name="User_20_Entry"><text:span text:style-name="T120">f</text:span></text:span><text:span text:style-name="User_20_Entry"><text:span text:style-name="T121">ind </text:span></text:span><text:span text:style-name="User_20_Entry"><text:span text:style-name="T120">$HOME</text:span></text:span><text:span text:style-name="User_20_Entry"><text:span text:style-name="T121"> -</text:span></text:span><text:span text:style-name="User_20_Entry"><text:span text:style-name="T122">i</text:span></text:span><text:span text:style-name="User_20_Entry"><text:span text:style-name="T121">name </text:span></text:span><text:span text:style-name="User_20_Entry"><text:span text:style-name="T123">d</text:span></text:span><text:span text:style-name="User_20_Entry"><text:span text:style-name="T121">esktop.ini -</text:span></text:span><text:span text:style-name="User_20_Entry"><text:span text:style-name="T124">d</text:span></text:span><text:span text:style-name="User_20_Entry"><text:span text:style-name="T125">e</text:span></text:span><text:span text:style-name="User_20_Entry"><text:span text:style-name="T124">lete </text:span></text:span><text:span text:style-name="User_20_Entry"><text:span text:style-name="T126">-or </text:span></text:span><text:span text:style-name="User_20_Entry"><text:span text:style-name="T121">-</text:span></text:span><text:span text:style-name="User_20_Entry"><text:span text:style-name="T127">i</text:span></text:span><text:span text:style-name="User_20_Entry"><text:span text:style-name="T121">name </text:span></text:span><text:span text:style-name="User_20_Entry"><text:span text:style-name="T127">t</text:span></text:span><text:span text:style-name="User_20_Entry"><text:span text:style-name="T121">humbs.db -</text:span></text:span><text:span text:style-name="User_20_Entry"><text:span text:style-name="T124">delete -</text:span></text:span><text:span text:style-name="User_20_Entry"><text:span text:style-name="T126">or </text:span></text:span><text:span text:style-name="User_20_Entry"><text:span text:style-name="T121">-name '*.</text:span></text:span><text:span text:style-name="User_20_Entry"><text:span text:style-name="T128">lnk'</text:span></text:span><text:span text:style-name="User_20_Entry"><text:span text:style-name="T121"> -</text:span></text:span><text:span text:style-name="User_20_Entry"><text:span text:style-name="T124">delete -</text:span></text:span><text:span text:style-name="User_20_Entry"><text:span text:style-name="T129">or </text:span></text:span><text:span text:style-name="User_20_Entry"><text:span text:style-name="T121">-</text:span></text:span><text:span text:style-name="User_20_Entry"><text:span text:style-name="T122">i</text:span></text:span><text:span text:style-name="User_20_Entry"><text:span text:style-name="T121">name '*.</text:span></text:span><text:span text:style-name="User_20_Entry"><text:span text:style-name="T130">exe'</text:span></text:span><text:span text:style-name="User_20_Entry"><text:span text:style-name="T121"> -</text:span></text:span><text:span text:style-name="User_20_Entry"><text:span text:style-name="T124">delete</text:span></text:span><text:span text:style-name="User_20_Entry"><text:span text:style-name="T74"><text:line-break/></text:span></text:span></text:p>
        </text:list-header>
      </text:list>
      <text:p text:style-name="P13"><text:span text:style-name="Strong_20_Emphasis"><text:span text:style-name="T54"><draw:control text:anchor-type="as-char" draw:z-index="12" draw:name="Vorm98" draw:style-name="gr1" draw:text-style-name="P73" svg:width="0.35cm" svg:height="0.35cm" draw:control="control11"/></text:span></text:span><text:span text:style-name="Strong_20_Emphasis"><text:span text:style-name="T54"><text:tab/></text:span></text:span><text:span text:style-name="Strong_20_Emphasis"><text:span text:style-name="T54"><draw:control text:anchor-type="as-char" draw:z-index="43" draw:name="Vorm99" draw:style-name="gr1" draw:text-style-name="P73" svg:width="0.35cm" svg:height="0.35cm" draw:control="control42"/></text:span></text:span><text:span text:style-name="Strong_20_Emphasis"><text:span text:style-name="T54"><text:tab/></text:span></text:span><text:span text:style-name="Strong_20_Emphasis"><text:span text:style-name="T54"><draw:control text:anchor-type="as-char" draw:z-index="44" draw:name="Vorm100" draw:style-name="gr1" draw:text-style-name="P73" svg:width="0.35cm" svg:height="0.35cm" draw:control="control43"/></text:span></text:span><text:span text:style-name="Strong_20_Emphasis"><text:span text:style-name="T54"><text:tab/></text:span></text:span><text:span text:style-name="Strong_20_Emphasis"><text:span text:style-name="T54"><draw:control text:anchor-type="as-char" draw:z-index="45" draw:name="Vorm101" draw:style-name="gr1" draw:text-style-name="P73" svg:width="0.35cm" svg:height="0.35cm" draw:control="control44"/></text:span></text:span><text:span text:style-name="Strong_20_Emphasis"><text:span text:style-name="T54"><text:tab/></text:span></text:span><text:span text:style-name="Strong_20_Emphasis"><text:span text:style-name="T26">Maak verbinding met het Internet, zodat er </text:span></text:span><text:span text:style-name="Strong_20_Emphasis"><text:span text:style-name="T47">weer</text:span></text:span><text:span text:style-name="Strong_20_Emphasis"><text:span text:style-name="T26"> nieuwe </text:span></text:span><text:span text:style-name="Strong_20_Emphasis"><text:span text:style-name="T48">e-</text:span></text:span><text:span text:style-name="Strong_20_Emphasis"><text:span text:style-name="T26">mails</text:span></text:span><text:span text:style-name="Strong_20_Emphasis"><text:span text:style-name="T49"> </text:span></text:span><text:span text:style-name="Strong_20_Emphasis"><text:span text:style-name="T48">binnen</text:span></text:span><text:span text:style-name="Strong_20_Emphasis"><text:span text:style-name="T26"> </text:span></text:span><text:span text:style-name="Strong_20_Emphasis"><text:span text:style-name="T49">kunnen </text:span></text:span><text:span text:style-name="Strong_20_Emphasis"><text:span text:style-name="T26">komen.</text:span></text:span></text:p>
      <text:list text:style-name="L2">
        <text:list-header>
          <text:p text:style-name="P68"><text:span text:style-name="Strong_20_Emphasis"><text:span text:style-name="T182"/></text:span></text:p>
          <text:p text:style-name="P69"><text:span text:style-name="Strong_20_Emphasis"><text:span text:style-name="T182"><text:line-break/></text:span></text:span><text:span text:style-name="Strong_20_Emphasis"><text:span text:style-name="T80">E</text:span></text:span><text:span text:style-name="Strong_20_Emphasis"><text:span text:style-name="T81">inde c</text:span></text:span><text:span text:style-name="Strong_20_Emphasis"><text:span text:style-name="T82">hecklist, </text:span></text:span><text:span text:style-name="Strong_20_Emphasis"><text:span text:style-name="T83">het overzetten</text:span></text:span><text:span text:style-name="T51"> </text:span><text:span text:style-name="T50">is </text:span><text:span text:style-name="T51">voltooid.</text:span></text:p>
        </text:list-header>
      </text:list>
      <text:p text:style-name="P32"/>
      <text:list text:continue-numbering="true" text:style-name="L2">
        <text:list-header>
          <text:p text:style-name="P70"><text:span text:style-name="Emphasis"><text:span text:style-name="T179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78">Karel Zimmer</text:span></text:span></text:a><text:span text:style-name="Emphasis"><text:span text:style-name="T180">.</text:span></text:span></text:p>
          <text:p text:style-name="P71"><text:span text:style-name="Emphasis"><text:span text:style-name="T199">Licentie </text:span></text:span><text:span text:style-name="Emphasis"><text:span text:style-name="T180">C</text:span></text:span><text:span text:style-name="Emphasis"><text:span text:style-name="T181">C0</text:span></text:span><text:span text:style-name="Emphasis"><text:span text:style-name="T180"> 1.0 </text:span></text:span><text:span text:style-name="Emphasis"><text:span text:style-name="T198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198"><text:s/></text:span></text:span><text:span text:style-name="Emphasis"><text:span text:style-name="T198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198">.</text:span></text:span></text:p>
        </text:list-header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34">Gebr.#</text:p>
            <text:p text:style-name="P34"/>
          </table:table-cell>
          <table:table-cell table:style-name="Tabel1.A1" table:number-rows-spanned="2" office:value-type="string">
            <text:p text:style-name="P35">Gebruiker</text:p>
            <text:p text:style-name="P36">(bijv. Jan <text:span text:style-name="T197">Jansen</text:span>)</text:p>
          </table:table-cell>
          <table:table-cell table:style-name="Tabel1.A1" table:number-rows-spanned="2" office:value-type="string">
            <text:p text:style-name="P35">Gebruikersnaam</text:p>
            <text:p text:style-name="P36">(bijv. jan)</text:p>
          </table:table-cell>
          <table:table-cell table:style-name="Tabel1.D1" table:number-rows-spanned="2" office:value-type="string">
            <text:p text:style-name="P39">Wachtwoord</text:p>
            <text:p text:style-name="P37"/>
          </table:table-cell>
          <table:table-cell table:style-name="Tabel1.E1" office:value-type="string">
            <text:p text:style-name="P35"/>
          </table:table-cell>
          <table:table-cell table:style-name="Tabel1.F1" office:value-type="string">
            <text:p text:style-name="P40">BIOS-wachtwoord</text:p>
          </table:table-cell>
          <table:table-cell table:style-name="Tabel1.G1" office:value-type="string">
            <text:p text:style-name="P38"><draw:control text:anchor-type="as-char" draw:z-index="58" draw:name="Vorm1_11" draw:style-name="gr3" draw:text-style-name="P74" svg:width="5.329cm" svg:height="0.406cm" draw:control="control57"/></text:p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35"/>
          </table:table-cell>
          <table:table-cell table:style-name="Tabel1.F2" office:value-type="string">
            <text:p text:style-name="P41">Wifi-netwerknaam</text:p>
          </table:table-cell>
          <table:table-cell table:style-name="Tabel1.G2" office:value-type="string">
            <text:p text:style-name="P38"><draw:control text:anchor-type="as-char" draw:z-index="59" draw:name="Vorm1_12" draw:style-name="gr3" draw:text-style-name="P74" svg:width="5.329cm" svg:height="0.406cm" draw:control="control58"/></text:p>
          </table:table-cell>
        </table:table-row>
        <table:table-row table:style-name="Tabel1.3">
          <table:table-cell table:style-name="Tabel1.A3" office:value-type="string">
            <text:p text:style-name="P34">1</text:p>
          </table:table-cell>
          <table:table-cell table:style-name="Tabel1.A3" office:value-type="string">
            <text:p text:style-name="P35"><draw:control text:anchor-type="as-char" draw:z-index="46" draw:name="Vorm1" draw:style-name="gr3" draw:text-style-name="P74" svg:width="5.486cm" svg:height="0.406cm" draw:control="control45"/></text:p>
          </table:table-cell>
          <table:table-cell table:style-name="Tabel1.A3" office:value-type="string">
            <text:p text:style-name="P38"><draw:control text:anchor-type="as-char" draw:z-index="50" draw:name="Vorm1_3" draw:style-name="gr3" draw:text-style-name="P74" svg:width="3.208cm" svg:height="0.406cm" draw:control="control49"/></text:p>
          </table:table-cell>
          <table:table-cell table:style-name="Tabel1.D3" office:value-type="string">
            <text:p text:style-name="P38"><draw:control text:anchor-type="as-char" draw:z-index="54" draw:name="Vorm1_7" draw:style-name="gr3" draw:text-style-name="P74" svg:width="4.571cm" svg:height="0.406cm" draw:control="control53"/></text:p>
          </table:table-cell>
          <table:table-cell table:style-name="Tabel1.E1" office:value-type="string">
            <text:p text:style-name="P35"/>
          </table:table-cell>
          <table:table-cell table:style-name="Tabel1.F2" office:value-type="string">
            <text:p text:style-name="P42">Netwerksleutel</text:p>
          </table:table-cell>
          <table:table-cell table:style-name="Tabel1.G2" office:value-type="string">
            <text:p text:style-name="P38"><draw:control text:anchor-type="as-char" draw:z-index="60" draw:name="Vorm1_13" draw:style-name="gr3" draw:text-style-name="P74" svg:width="5.329cm" svg:height="0.406cm" draw:control="control59"/></text:p>
          </table:table-cell>
        </table:table-row>
        <table:table-row table:style-name="Tabel1.4">
          <table:table-cell table:style-name="Tabel1.A3" office:value-type="string">
            <text:p text:style-name="P34">2</text:p>
          </table:table-cell>
          <table:table-cell table:style-name="Tabel1.A3" office:value-type="string">
            <text:p text:style-name="P38"><draw:control text:anchor-type="as-char" draw:z-index="47" draw:name="Vorm1_0" draw:style-name="gr3" draw:text-style-name="P74" svg:width="5.486cm" svg:height="0.406cm" draw:control="control46"/></text:p>
          </table:table-cell>
          <table:table-cell table:style-name="Tabel1.A3" office:value-type="string">
            <text:p text:style-name="P38"><draw:control text:anchor-type="as-char" draw:z-index="51" draw:name="Vorm1_4" draw:style-name="gr3" draw:text-style-name="P74" svg:width="3.208cm" svg:height="0.406cm" draw:control="control50"/></text:p>
          </table:table-cell>
          <table:table-cell table:style-name="Tabel1.D3" office:value-type="string">
            <text:p text:style-name="P38"><draw:control text:anchor-type="as-char" draw:z-index="55" draw:name="Vorm1_8" draw:style-name="gr3" draw:text-style-name="P74" svg:width="4.571cm" svg:height="0.406cm" draw:control="control54"/></text:p>
          </table:table-cell>
          <table:table-cell table:style-name="Tabel1.E1" office:value-type="string">
            <text:p text:style-name="P35"/>
          </table:table-cell>
          <table:table-cell table:style-name="Tabel1.F2" office:value-type="string">
            <text:p text:style-name="P43">Router IP#</text:p>
          </table:table-cell>
          <table:table-cell table:style-name="Tabel1.G2" office:value-type="string">
            <text:p text:style-name="P38"><draw:control text:anchor-type="as-char" draw:z-index="61" draw:name="Vorm1_14" draw:style-name="gr3" draw:text-style-name="P74" svg:width="5.329cm" svg:height="0.406cm" draw:control="control60"/></text:p>
          </table:table-cell>
        </table:table-row>
        <table:table-row table:style-name="Tabel1.5">
          <table:table-cell table:style-name="Tabel1.A3" office:value-type="string">
            <text:p text:style-name="P44">3</text:p>
          </table:table-cell>
          <table:table-cell table:style-name="Tabel1.A3" office:value-type="string">
            <text:p text:style-name="P38"><draw:control text:anchor-type="as-char" draw:z-index="48" draw:name="Vorm1_1" draw:style-name="gr3" draw:text-style-name="P74" svg:width="5.486cm" svg:height="0.406cm" draw:control="control47"/></text:p>
          </table:table-cell>
          <table:table-cell table:style-name="Tabel1.A3" office:value-type="string">
            <text:p text:style-name="P38"><draw:control text:anchor-type="as-char" draw:z-index="52" draw:name="Vorm1_5" draw:style-name="gr3" draw:text-style-name="P74" svg:width="3.208cm" svg:height="0.406cm" draw:control="control51"/></text:p>
          </table:table-cell>
          <table:table-cell table:style-name="Tabel1.D3" office:value-type="string">
            <text:p text:style-name="P38"><draw:control text:anchor-type="as-char" draw:z-index="56" draw:name="Vorm1_9" draw:style-name="gr3" draw:text-style-name="P74" svg:width="4.571cm" svg:height="0.406cm" draw:control="control55"/></text:p>
          </table:table-cell>
          <table:table-cell table:style-name="Tabel1.E1" office:value-type="string">
            <text:p text:style-name="P35"/>
          </table:table-cell>
          <table:table-cell table:style-name="Tabel1.F2" office:value-type="string">
            <text:p text:style-name="P43">Router gebr.nm/ww</text:p>
          </table:table-cell>
          <table:table-cell table:style-name="Tabel1.G2" office:value-type="string">
            <text:p text:style-name="P38"><draw:control text:anchor-type="as-char" draw:z-index="62" draw:name="Vorm1_15" draw:style-name="gr3" draw:text-style-name="P74" svg:width="5.329cm" svg:height="0.406cm" draw:control="control61"/></text:p>
          </table:table-cell>
        </table:table-row>
        <table:table-row table:style-name="Tabel1.6">
          <table:table-cell table:style-name="Tabel1.A3" office:value-type="string">
            <text:p text:style-name="P44">4</text:p>
          </table:table-cell>
          <table:table-cell table:style-name="Tabel1.A3" office:value-type="string">
            <text:p text:style-name="P38"><draw:control text:anchor-type="as-char" draw:z-index="49" draw:name="Vorm1_2" draw:style-name="gr3" draw:text-style-name="P74" svg:width="5.486cm" svg:height="0.406cm" draw:control="control48"/></text:p>
          </table:table-cell>
          <table:table-cell table:style-name="Tabel1.A3" office:value-type="string">
            <text:p text:style-name="P38"><draw:control text:anchor-type="as-char" draw:z-index="53" draw:name="Vorm1_6" draw:style-name="gr3" draw:text-style-name="P74" svg:width="3.208cm" svg:height="0.406cm" draw:control="control52"/></text:p>
          </table:table-cell>
          <table:table-cell table:style-name="Tabel1.D3" office:value-type="string">
            <text:p text:style-name="P38"><draw:control text:anchor-type="as-char" draw:z-index="57" draw:name="Vorm1_10" draw:style-name="gr3" draw:text-style-name="P74" svg:width="4.571cm" svg:height="0.406cm" draw:control="control56"/></text:p>
          </table:table-cell>
          <table:table-cell table:style-name="Tabel1.E1" office:value-type="string">
            <text:p text:style-name="P35"/>
          </table:table-cell>
          <table:table-cell table:style-name="Tabel1.F2" office:value-type="string">
            <text:p text:style-name="P45">TeamViewer ID</text:p>
          </table:table-cell>
          <table:table-cell table:style-name="Tabel1.G2" office:value-type="string">
            <text:p text:style-name="P38"><draw:control text:anchor-type="as-char" draw:z-index="63" draw:name="Vorm1_16" draw:style-name="gr3" draw:text-style-name="P74" svg:width="5.329cm" svg:height="0.406cm" draw:control="control62"/></text:p>
          </table:table-cell>
        </table:table-row>
      </table:table>
      <text:p text:style-name="P26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27">Gebr./<text:span text:style-name="T185">Volg#</text:span></text:p>
          </table:table-cell>
          <table:table-cell table:style-name="Tabel2.A1" office:value-type="string">
            <text:p text:style-name="P28">E-mailnaam</text:p>
          </table:table-cell>
          <table:table-cell table:style-name="Tabel2.A1" office:value-type="string">
            <text:p text:style-name="P28">E-mailadres</text:p>
          </table:table-cell>
          <table:table-cell table:style-name="Tabel2.A1" office:value-type="string">
            <text:p text:style-name="P51">Gebruikersnaam</text:p>
          </table:table-cell>
          <table:table-cell table:style-name="Tabel2.A1" office:value-type="string">
            <text:p text:style-name="P47">Wachtwoord</text:p>
          </table:table-cell>
          <table:table-cell table:style-name="Tabel2.A1" office:value-type="string">
            <text:p text:style-name="P47"><text:span text:style-name="T184">Inkomende</text:span><text:span text:style-name="T183"> </text:span>mailserver<text:line-break/>(pop.voorbeeld.com)</text:p>
          </table:table-cell>
          <table:table-cell table:style-name="Tabel2.G1" office:value-type="string">
            <text:p text:style-name="P48"><text:span text:style-name="T183">Uitgaande </text:span>mailserver<text:line-break/>(smtp.voorbeeld.com)</text:p>
          </table:table-cell>
        </table:table-row>
        <table:table-row table:style-name="Tabel2.2">
          <table:table-cell table:style-name="Tabel2.A2" office:value-type="string">
            <text:p text:style-name="P50"><draw:control text:anchor-type="as-char" svg:y="-0.598cm" draw:z-index="64" draw:name="Vorm1_17" draw:style-name="gr2" draw:text-style-name="P74" svg:width="1.176cm" svg:height="0.802cm" draw:control="control63"/></text:p>
          </table:table-cell>
          <table:table-cell table:style-name="Tabel2.A2" office:value-type="string">
            <text:p text:style-name="P52"><draw:control text:anchor-type="as-char" svg:y="-0.598cm" draw:z-index="70" draw:name="Vorm1_23" draw:style-name="gr2" draw:text-style-name="P74" svg:width="2.855cm" svg:height="0.802cm" draw:control="control69"/></text:p>
          </table:table-cell>
          <table:table-cell table:style-name="Tabel2.A2" office:value-type="string">
            <text:p text:style-name="P29"><draw:control text:anchor-type="as-char" svg:y="-0.598cm" draw:z-index="71" draw:name="Vorm1_24" draw:style-name="gr2" draw:text-style-name="P74" svg:width="3.56cm" svg:height="0.802cm" draw:control="control70"/></text:p>
          </table:table-cell>
          <table:table-cell table:style-name="Tabel2.A2" office:value-type="string">
            <text:p text:style-name="P49"><draw:control text:anchor-type="as-char" svg:y="-0.598cm" draw:z-index="72" draw:name="Vorm1_25" draw:style-name="gr2" draw:text-style-name="P74" svg:width="3.287cm" svg:height="0.802cm" draw:control="control71"/></text:p>
          </table:table-cell>
          <table:table-cell table:style-name="Tabel2.A2" office:value-type="string">
            <text:p text:style-name="P49"><draw:control text:anchor-type="as-char" svg:y="-0.598cm" draw:z-index="73" draw:name="Vorm1_26" draw:style-name="gr2" draw:text-style-name="P74" svg:width="2.855cm" svg:height="0.802cm" draw:control="control72"/></text:p>
          </table:table-cell>
          <table:table-cell table:style-name="Tabel2.A2" office:value-type="string">
            <text:p text:style-name="P49"><draw:control text:anchor-type="as-char" svg:y="-0.598cm" draw:z-index="74" draw:name="Vorm1_27" draw:style-name="gr2" draw:text-style-name="P74" svg:width="4.283cm" svg:height="0.802cm" draw:control="control73"/></text:p>
          </table:table-cell>
          <table:table-cell table:style-name="Tabel2.G2" office:value-type="string">
            <text:p text:style-name="P49"><draw:control text:anchor-type="as-char" svg:y="-0.598cm" draw:z-index="75" draw:name="Vorm1_28" draw:style-name="gr2" draw:text-style-name="P74" svg:width="4.46cm" svg:height="0.802cm" draw:control="control74"/></text:p>
          </table:table-cell>
        </table:table-row>
        <table:table-row table:style-name="Tabel2.2">
          <table:table-cell table:style-name="Tabel2.A3" office:value-type="string">
            <text:p text:style-name="P50"><draw:control text:anchor-type="as-char" svg:y="-0.598cm" draw:z-index="65" draw:name="Vorm1_18" draw:style-name="gr2" draw:text-style-name="P74" svg:width="1.176cm" svg:height="0.802cm" draw:control="control64"/></text:p>
          </table:table-cell>
          <table:table-cell table:style-name="Tabel2.A3" office:value-type="string">
            <text:p text:style-name="P29"><draw:control text:anchor-type="as-char" svg:y="-0.598cm" draw:z-index="76" draw:name="Vorm1_29" draw:style-name="gr2" draw:text-style-name="P74" svg:width="2.855cm" svg:height="0.802cm" draw:control="control75"/></text:p>
          </table:table-cell>
          <table:table-cell table:style-name="Tabel2.A3" office:value-type="string">
            <text:p text:style-name="P29"><draw:control text:anchor-type="as-char" svg:y="-0.598cm" draw:z-index="81" draw:name="Vorm1_34" draw:style-name="gr2" draw:text-style-name="P74" svg:width="3.56cm" svg:height="0.802cm" draw:control="control80"/></text:p>
          </table:table-cell>
          <table:table-cell table:style-name="Tabel2.A3" office:value-type="string">
            <text:p text:style-name="P49"><draw:control text:anchor-type="as-char" svg:y="-0.598cm" draw:z-index="86" draw:name="Vorm1_39" draw:style-name="gr2" draw:text-style-name="P74" svg:width="3.287cm" svg:height="0.802cm" draw:control="control85"/></text:p>
          </table:table-cell>
          <table:table-cell table:style-name="Tabel2.A3" office:value-type="string">
            <text:p text:style-name="P49"><draw:control text:anchor-type="as-char" svg:y="-0.598cm" draw:z-index="91" draw:name="Vorm1_44" draw:style-name="gr2" draw:text-style-name="P74" svg:width="2.855cm" svg:height="0.802cm" draw:control="control90"/></text:p>
          </table:table-cell>
          <table:table-cell table:style-name="Tabel2.A3" office:value-type="string">
            <text:p text:style-name="P49"><draw:control text:anchor-type="as-char" svg:y="-0.598cm" draw:z-index="96" draw:name="Vorm1_49" draw:style-name="gr2" draw:text-style-name="P74" svg:width="4.283cm" svg:height="0.802cm" draw:control="control95"/></text:p>
          </table:table-cell>
          <table:table-cell table:style-name="Tabel2.G3" office:value-type="string">
            <text:p text:style-name="P49"><draw:control text:anchor-type="as-char" svg:y="-0.598cm" draw:z-index="101" draw:name="Vorm1_54" draw:style-name="gr2" draw:text-style-name="P74" svg:width="4.46cm" svg:height="0.802cm" draw:control="control100"/></text:p>
          </table:table-cell>
        </table:table-row>
        <table:table-row table:style-name="Tabel2.2">
          <table:table-cell table:style-name="Tabel2.A3" office:value-type="string">
            <text:p text:style-name="P50"><draw:control text:anchor-type="as-char" svg:y="-0.598cm" draw:z-index="66" draw:name="Vorm1_19" draw:style-name="gr2" draw:text-style-name="P74" svg:width="1.176cm" svg:height="0.802cm" draw:control="control65"/></text:p>
          </table:table-cell>
          <table:table-cell table:style-name="Tabel2.A3" office:value-type="string">
            <text:p text:style-name="P29"><draw:control text:anchor-type="as-char" svg:y="-0.598cm" draw:z-index="77" draw:name="Vorm1_30" draw:style-name="gr2" draw:text-style-name="P74" svg:width="2.855cm" svg:height="0.802cm" draw:control="control76"/></text:p>
          </table:table-cell>
          <table:table-cell table:style-name="Tabel2.A3" office:value-type="string">
            <text:p text:style-name="P29"><draw:control text:anchor-type="as-char" svg:y="-0.598cm" draw:z-index="82" draw:name="Vorm1_35" draw:style-name="gr2" draw:text-style-name="P74" svg:width="3.56cm" svg:height="0.802cm" draw:control="control81"/></text:p>
          </table:table-cell>
          <table:table-cell table:style-name="Tabel2.A3" office:value-type="string">
            <text:p text:style-name="P49"><draw:control text:anchor-type="as-char" svg:y="-0.598cm" draw:z-index="87" draw:name="Vorm1_40" draw:style-name="gr2" draw:text-style-name="P74" svg:width="3.287cm" svg:height="0.802cm" draw:control="control86"/></text:p>
          </table:table-cell>
          <table:table-cell table:style-name="Tabel2.A3" office:value-type="string">
            <text:p text:style-name="P49"><draw:control text:anchor-type="as-char" svg:y="-0.598cm" draw:z-index="92" draw:name="Vorm1_45" draw:style-name="gr2" draw:text-style-name="P74" svg:width="2.855cm" svg:height="0.802cm" draw:control="control91"/></text:p>
          </table:table-cell>
          <table:table-cell table:style-name="Tabel2.A3" office:value-type="string">
            <text:p text:style-name="P49"><draw:control text:anchor-type="as-char" svg:y="-0.598cm" draw:z-index="97" draw:name="Vorm1_50" draw:style-name="gr2" draw:text-style-name="P74" svg:width="4.283cm" svg:height="0.802cm" draw:control="control96"/></text:p>
          </table:table-cell>
          <table:table-cell table:style-name="Tabel2.G3" office:value-type="string">
            <text:p text:style-name="P49"><draw:control text:anchor-type="as-char" svg:y="-0.598cm" draw:z-index="102" draw:name="Vorm1_55" draw:style-name="gr2" draw:text-style-name="P74" svg:width="4.46cm" svg:height="0.802cm" draw:control="control101"/></text:p>
          </table:table-cell>
        </table:table-row>
        <table:table-row table:style-name="Tabel2.2">
          <table:table-cell table:style-name="Tabel2.A3" office:value-type="string">
            <text:p text:style-name="P50"><draw:control text:anchor-type="as-char" svg:y="-0.598cm" draw:z-index="67" draw:name="Vorm1_20" draw:style-name="gr2" draw:text-style-name="P74" svg:width="1.176cm" svg:height="0.802cm" draw:control="control66"/></text:p>
          </table:table-cell>
          <table:table-cell table:style-name="Tabel2.A3" office:value-type="string">
            <text:p text:style-name="P29"><draw:control text:anchor-type="as-char" svg:y="-0.598cm" draw:z-index="78" draw:name="Vorm1_31" draw:style-name="gr2" draw:text-style-name="P74" svg:width="2.855cm" svg:height="0.802cm" draw:control="control77"/></text:p>
          </table:table-cell>
          <table:table-cell table:style-name="Tabel2.A3" office:value-type="string">
            <text:p text:style-name="P29"><draw:control text:anchor-type="as-char" svg:y="-0.598cm" draw:z-index="83" draw:name="Vorm1_36" draw:style-name="gr2" draw:text-style-name="P74" svg:width="3.56cm" svg:height="0.802cm" draw:control="control82"/></text:p>
          </table:table-cell>
          <table:table-cell table:style-name="Tabel2.A3" office:value-type="string">
            <text:p text:style-name="P49"><draw:control text:anchor-type="as-char" svg:y="-0.598cm" draw:z-index="88" draw:name="Vorm1_41" draw:style-name="gr2" draw:text-style-name="P74" svg:width="3.287cm" svg:height="0.802cm" draw:control="control87"/></text:p>
          </table:table-cell>
          <table:table-cell table:style-name="Tabel2.A3" office:value-type="string">
            <text:p text:style-name="P49"><draw:control text:anchor-type="as-char" svg:y="-0.598cm" draw:z-index="93" draw:name="Vorm1_46" draw:style-name="gr2" draw:text-style-name="P74" svg:width="2.855cm" svg:height="0.802cm" draw:control="control92"/></text:p>
          </table:table-cell>
          <table:table-cell table:style-name="Tabel2.A3" office:value-type="string">
            <text:p text:style-name="P49"><draw:control text:anchor-type="as-char" svg:y="-0.598cm" draw:z-index="98" draw:name="Vorm1_51" draw:style-name="gr2" draw:text-style-name="P74" svg:width="4.283cm" svg:height="0.802cm" draw:control="control97"/></text:p>
          </table:table-cell>
          <table:table-cell table:style-name="Tabel2.G3" office:value-type="string">
            <text:p text:style-name="P49"><draw:control text:anchor-type="as-char" svg:y="-0.598cm" draw:z-index="103" draw:name="Vorm1_56" draw:style-name="gr2" draw:text-style-name="P74" svg:width="4.46cm" svg:height="0.802cm" draw:control="control102"/></text:p>
          </table:table-cell>
        </table:table-row>
        <table:table-row table:style-name="Tabel2.2">
          <table:table-cell table:style-name="Tabel2.A3" office:value-type="string">
            <text:p text:style-name="P50"><draw:control text:anchor-type="as-char" svg:y="-0.598cm" draw:z-index="68" draw:name="Vorm1_21" draw:style-name="gr2" draw:text-style-name="P74" svg:width="1.176cm" svg:height="0.802cm" draw:control="control67"/></text:p>
          </table:table-cell>
          <table:table-cell table:style-name="Tabel2.A3" office:value-type="string">
            <text:p text:style-name="P29"><draw:control text:anchor-type="as-char" svg:y="-0.598cm" draw:z-index="79" draw:name="Vorm1_32" draw:style-name="gr2" draw:text-style-name="P74" svg:width="2.855cm" svg:height="0.802cm" draw:control="control78"/></text:p>
          </table:table-cell>
          <table:table-cell table:style-name="Tabel2.A3" office:value-type="string">
            <text:p text:style-name="P29"><draw:control text:anchor-type="as-char" svg:y="-0.598cm" draw:z-index="84" draw:name="Vorm1_37" draw:style-name="gr2" draw:text-style-name="P74" svg:width="3.56cm" svg:height="0.802cm" draw:control="control83"/></text:p>
          </table:table-cell>
          <table:table-cell table:style-name="Tabel2.A3" office:value-type="string">
            <text:p text:style-name="P49"><draw:control text:anchor-type="as-char" svg:y="-0.598cm" draw:z-index="89" draw:name="Vorm1_42" draw:style-name="gr2" draw:text-style-name="P74" svg:width="3.287cm" svg:height="0.802cm" draw:control="control88"/></text:p>
          </table:table-cell>
          <table:table-cell table:style-name="Tabel2.A3" office:value-type="string">
            <text:p text:style-name="P49"><draw:control text:anchor-type="as-char" svg:y="-0.598cm" draw:z-index="94" draw:name="Vorm1_47" draw:style-name="gr2" draw:text-style-name="P74" svg:width="2.855cm" svg:height="0.802cm" draw:control="control93"/></text:p>
          </table:table-cell>
          <table:table-cell table:style-name="Tabel2.A3" office:value-type="string">
            <text:p text:style-name="P49"><draw:control text:anchor-type="as-char" svg:y="-0.598cm" draw:z-index="99" draw:name="Vorm1_52" draw:style-name="gr2" draw:text-style-name="P74" svg:width="4.283cm" svg:height="0.802cm" draw:control="control98"/></text:p>
          </table:table-cell>
          <table:table-cell table:style-name="Tabel2.G3" office:value-type="string">
            <text:p text:style-name="P49"><draw:control text:anchor-type="as-char" svg:y="-0.598cm" draw:z-index="104" draw:name="Vorm1_57" draw:style-name="gr2" draw:text-style-name="P74" svg:width="4.46cm" svg:height="0.802cm" draw:control="control103"/></text:p>
          </table:table-cell>
        </table:table-row>
        <table:table-row table:style-name="Tabel2.2">
          <table:table-cell table:style-name="Tabel2.A3" office:value-type="string">
            <text:p text:style-name="P50"><draw:control text:anchor-type="as-char" svg:y="-0.598cm" draw:z-index="69" draw:name="Vorm1_22" draw:style-name="gr2" draw:text-style-name="P74" svg:width="1.176cm" svg:height="0.802cm" draw:control="control68"/></text:p>
          </table:table-cell>
          <table:table-cell table:style-name="Tabel2.A3" office:value-type="string">
            <text:p text:style-name="P29"><draw:control text:anchor-type="as-char" svg:y="-0.598cm" draw:z-index="80" draw:name="Vorm1_33" draw:style-name="gr2" draw:text-style-name="P74" svg:width="2.855cm" svg:height="0.802cm" draw:control="control79"/></text:p>
          </table:table-cell>
          <table:table-cell table:style-name="Tabel2.A3" office:value-type="string">
            <text:p text:style-name="P29"><draw:control text:anchor-type="as-char" svg:y="-0.598cm" draw:z-index="85" draw:name="Vorm1_38" draw:style-name="gr2" draw:text-style-name="P74" svg:width="3.56cm" svg:height="0.802cm" draw:control="control84"/></text:p>
          </table:table-cell>
          <table:table-cell table:style-name="Tabel2.A3" office:value-type="string">
            <text:p text:style-name="P49"><draw:control text:anchor-type="as-char" svg:y="-0.598cm" draw:z-index="90" draw:name="Vorm1_43" draw:style-name="gr2" draw:text-style-name="P74" svg:width="3.287cm" svg:height="0.802cm" draw:control="control89"/></text:p>
          </table:table-cell>
          <table:table-cell table:style-name="Tabel2.A3" office:value-type="string">
            <text:p text:style-name="P49"><draw:control text:anchor-type="as-char" svg:y="-0.598cm" draw:z-index="95" draw:name="Vorm1_48" draw:style-name="gr2" draw:text-style-name="P74" svg:width="2.855cm" svg:height="0.802cm" draw:control="control94"/></text:p>
          </table:table-cell>
          <table:table-cell table:style-name="Tabel2.A3" office:value-type="string">
            <text:p text:style-name="P49"><draw:control text:anchor-type="as-char" svg:y="-0.598cm" draw:z-index="100" draw:name="Vorm1_53" draw:style-name="gr2" draw:text-style-name="P74" svg:width="4.283cm" svg:height="0.802cm" draw:control="control99"/></text:p>
          </table:table-cell>
          <table:table-cell table:style-name="Tabel2.G3" office:value-type="string">
            <text:p text:style-name="P49"><draw:control text:anchor-type="as-char" svg:y="-0.598cm" draw:z-index="105" draw:name="Vorm1_58" draw:style-name="gr2" draw:text-style-name="P74" svg:width="4.46cm" svg:height="0.802cm" draw:control="control104"/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4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fo:color="#000000" loext:opacity="100%" style:text-line-through-style="none" style:text-line-through-type="none" style:font-name="Ubuntu1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3" style:family="text">
      <style:text-properties officeooo:rsid="014eeaf0"/>
    </style:style>
    <style:style style:name="MT4" style:family="text">
      <style:text-properties fo:language="nl" fo:country="NL" officeooo:rsid="014ea810" style:language-asian="nl" style:country-asian="NL"/>
    </style:style>
    <style:style style:name="MT5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overzetten-Windows-naar-Linux.odt</text:file-name><text:tab/><text:tab/><text:tab/><text:tab/><text:tab/><text:tab/><text:tab/><text:tab/><text:tab/><text:tab/><text:tab/><text:tab/><text:tab/><text:date style:data-style-name="N36" text:date-value="2024-11-09T13:32:02.299539693">09-11-2024</text:date></text:p>
      </style:header>
      <style:footer>
        <text:p text:style-name="MP2"/>
        <text:p text:style-name="MP3"><text:span text:style-name="MT1">Karel Zimmer</text:span><text:tab/> <text:s text:c="25"/><text:span text:style-name="Strong_20_Emphasis"><text:span text:style-name="MT2"><text:tab/><text:tab/><text:tab/><text:tab/><text:tab/><text:tab/><text:tab/></text:span></text:span><text:tab/><text:tab/><text:tab/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overzetten-Windows-naar-Linux</text:file-name><text:tab/><text:tab/><text:tab/><text:tab/><text:tab/><text:tab/><text:tab/><text:tab/><text:tab/><text:tab/><text:tab/><text:tab/><text:tab/><text:date style:data-style-name="N36" text:date-value="2024-11-09T13:32:02.300832811">09-11-2024</text:date></text:p>
      </style:header>
      <style:footer>
        <text:p text:style-name="Footer"><text:span text:style-name="MT1">Karel Zimmer<text:tab/><text:tab/><text:tab/><text:tab/><text:tab/><text:tab/><text:tab/><text:tab/><text:tab/><text:tab/><text:tab/><text:tab/><text:tab/></text:span><text:span text:style-name="MT4">Pagina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subject>Installatie PC software</dc:subject>
    <meta:initial-creator>Karel Zimmer</meta:initial-creator>
    <meta:creation-date>1995-11-21T17:41:00</meta:creation-date>
    <dc:date>2024-11-09T13:32:02.082016200</dc:date>
    <meta:print-date>2014-01-05T10:21:33.960023988</meta:print-date>
    <meta:keyword>Installatie</meta:keyword>
    <meta:keyword>Checklist</meta:keyword>
    <meta:keyword>Linux</meta:keyword>
    <meta:editing-cycles>2451</meta:editing-cycles>
    <meta:editing-duration>P5DT2H35M</meta:editing-duration>
    <meta:printed-by>Karel Zimmer</meta:printed-by>
    <dc:creator>Karel Zimmer</dc:creator>
    <meta:document-statistic meta:table-count="5" meta:image-count="2" meta:object-count="0" meta:page-count="4" meta:paragraph-count="157" meta:word-count="568" meta:character-count="4564" meta:non-whitespace-character-count="3865"/>
    <meta:user-defined meta:name="Info 1"/>
    <meta:user-defined meta:name="Info 2"/>
    <meta:user-defined meta:name="Info 3"/>
    <meta:user-defined meta:name="Info 4"/>
  </office:meta>
</office:document-meta>
</file>